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900000078647D85B44F0C34F9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7.191cm" fo:margin-left="0cm" fo:margin-top="0cm" fo:margin-bottom="0cm" table:align="left"/>
    </style:style>
    <style:style style:name="Tabla1.A" style:family="table-column">
      <style:table-column-properties style:column-width="17.19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.176cm" fo:border="1pt solid #000000"/>
    </style:style>
    <style:style style:name="Tabla2" style:family="table">
      <style:table-properties style:width="17.191cm" fo:margin-left="0cm" fo:margin-top="0cm" fo:margin-bottom="0cm" table:align="left"/>
    </style:style>
    <style:style style:name="Tabla2.A" style:family="table-column">
      <style:table-column-properties style:column-width="17.19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.176cm" fo:border="1pt solid #000000"/>
    </style:style>
    <style:style style:name="Tabla3" style:family="table">
      <style:table-properties style:width="17.191cm" fo:margin-left="0cm" fo:margin-top="0cm" fo:margin-bottom="0cm" table:align="left"/>
    </style:style>
    <style:style style:name="Tabla3.A" style:family="table-column">
      <style:table-column-properties style:column-width="17.19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padding="0.176cm" fo:border="1pt solid #000000"/>
    </style:style>
    <style:style style:name="Tabla4" style:family="table">
      <style:table-properties style:width="17.191cm" fo:margin-left="0cm" fo:margin-top="0cm" fo:margin-bottom="0cm" table:align="left"/>
    </style:style>
    <style:style style:name="Tabla4.A" style:family="table-column">
      <style:table-column-properties style:column-width="17.19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.176cm" fo:border="1pt solid #000000"/>
    </style:style>
    <style:style style:name="Tabla5" style:family="table">
      <style:table-properties style:width="17.191cm" fo:margin-left="0cm" fo:margin-top="0cm" fo:margin-bottom="0cm" table:align="left"/>
    </style:style>
    <style:style style:name="Tabla5.A" style:family="table-column">
      <style:table-column-properties style:column-width="17.19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padding="0.176cm" fo:border="1pt solid #000000"/>
    </style:style>
    <style:style style:name="Tabla6" style:family="table">
      <style:table-properties style:width="17.191cm" fo:margin-left="0cm" fo:margin-top="0cm" fo:margin-bottom="0cm" table:align="left"/>
    </style:style>
    <style:style style:name="Tabla6.A" style:family="table-column">
      <style:table-column-properties style:column-width="17.191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" fo:padding="0.176cm" fo:border="1pt solid #000000"/>
    </style:style>
    <style:style style:name="Tabla7" style:family="table">
      <style:table-properties style:width="17.191cm" fo:margin-left="0cm" fo:margin-top="0cm" fo:margin-bottom="0cm" table:align="left"/>
    </style:style>
    <style:style style:name="Tabla7.A" style:family="table-column">
      <style:table-column-properties style:column-width="17.191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padding="0.176cm" fo:border="1pt solid #000000"/>
    </style:style>
    <style:style style:name="Tabla8" style:family="table">
      <style:table-properties style:width="17.191cm" fo:margin-left="0cm" fo:margin-top="0cm" fo:margin-bottom="0cm" table:align="left"/>
    </style:style>
    <style:style style:name="Tabla8.A" style:family="table-column">
      <style:table-column-properties style:column-width="17.191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padding="0.176cm" fo:border="1pt solid #000000"/>
    </style:style>
    <style:style style:name="Tabla9" style:family="table">
      <style:table-properties style:width="17.191cm" fo:margin-left="0cm" fo:margin-top="0cm" fo:margin-bottom="0cm" table:align="left"/>
    </style:style>
    <style:style style:name="Tabla9.A" style:family="table-column">
      <style:table-column-properties style:column-width="17.19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padding="0.176cm" fo:border="1pt solid #000000"/>
    </style:style>
    <style:style style:name="Tabla10" style:family="table">
      <style:table-properties style:width="17.191cm" fo:margin-left="0cm" fo:margin-top="0cm" fo:margin-bottom="0cm" table:align="left"/>
    </style:style>
    <style:style style:name="Tabla10.A" style:family="table-column">
      <style:table-column-properties style:column-width="17.191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" fo:padding="0.176cm" fo:border="1pt solid #000000"/>
    </style:style>
    <style:style style:name="Tabla11" style:family="table">
      <style:table-properties style:width="17.191cm" fo:margin-left="0cm" fo:margin-top="0cm" fo:margin-bottom="0cm" table:align="left"/>
    </style:style>
    <style:style style:name="Tabla11.A" style:family="table-column">
      <style:table-column-properties style:column-width="17.191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" fo:padding="0.176cm" fo:border="1pt solid #000000"/>
    </style:style>
    <style:style style:name="Tabla12" style:family="table">
      <style:table-properties style:width="17.191cm" fo:margin-left="0cm" fo:margin-top="0cm" fo:margin-bottom="0cm" table:align="left"/>
    </style:style>
    <style:style style:name="Tabla12.A" style:family="table-column">
      <style:table-column-properties style:column-width="17.191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" fo:padding="0.176cm" fo:border="1pt solid #000000"/>
    </style:style>
    <style:style style:name="Tabla13" style:family="table">
      <style:table-properties style:width="17.191cm" fo:margin-left="0cm" fo:margin-top="0cm" fo:margin-bottom="0cm" table:align="left"/>
    </style:style>
    <style:style style:name="Tabla13.A" style:family="table-column">
      <style:table-column-properties style:column-width="17.191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" fo:padding="0.176cm" fo:border="1pt solid #000000"/>
    </style:style>
    <style:style style:name="Tabla14" style:family="table">
      <style:table-properties style:width="17.191cm" fo:margin-left="0cm" fo:margin-top="0cm" fo:margin-bottom="0cm" table:align="left"/>
    </style:style>
    <style:style style:name="Tabla14.A" style:family="table-column">
      <style:table-column-properties style:column-width="17.191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" fo:padding="0.176cm" fo:border="1pt solid #000000"/>
    </style:style>
    <style:style style:name="Tabla15" style:family="table">
      <style:table-properties style:width="17.191cm" fo:margin-left="0cm" fo:margin-top="0cm" fo:margin-bottom="0cm" table:align="left"/>
    </style:style>
    <style:style style:name="Tabla15.A" style:family="table-column">
      <style:table-column-properties style:column-width="17.191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" fo:padding="0.176cm" fo:border="1pt solid #000000"/>
    </style:style>
    <style:style style:name="Tabla16" style:family="table">
      <style:table-properties style:width="17.191cm" fo:margin-left="0cm" fo:margin-top="0cm" fo:margin-bottom="0cm" table:align="left"/>
    </style:style>
    <style:style style:name="Tabla16.A" style:family="table-column">
      <style:table-column-properties style:column-width="17.191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" fo:padding="0.176cm" fo:border="1pt solid #000000"/>
    </style:style>
    <style:style style:name="Tabla17" style:family="table">
      <style:table-properties style:width="17.191cm" fo:margin-left="0cm" fo:margin-top="0cm" fo:margin-bottom="0cm" table:align="left"/>
    </style:style>
    <style:style style:name="Tabla17.A" style:family="table-column">
      <style:table-column-properties style:column-width="17.191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" fo:padding="0.176cm" fo:border="1pt solid #000000"/>
    </style:style>
    <style:style style:name="Tabla18" style:family="table">
      <style:table-properties style:width="17.191cm" fo:margin-left="0cm" fo:margin-top="0cm" fo:margin-bottom="0cm" table:align="left"/>
    </style:style>
    <style:style style:name="Tabla18.A" style:family="table-column">
      <style:table-column-properties style:column-width="17.191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" fo:padding="0.176cm" fo:border="1pt solid #000000"/>
    </style:style>
    <style:style style:name="Tabla19" style:family="table">
      <style:table-properties style:width="17.191cm" fo:margin-left="0cm" fo:margin-top="0cm" fo:margin-bottom="0cm" table:align="left"/>
    </style:style>
    <style:style style:name="Tabla19.A" style:family="table-column">
      <style:table-column-properties style:column-width="17.191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" fo:padding="0.176cm" fo:border="1pt solid #000000"/>
    </style:style>
    <style:style style:name="Tabla20" style:family="table">
      <style:table-properties style:width="17.191cm" fo:margin-left="0cm" fo:margin-top="0cm" fo:margin-bottom="0cm" table:align="left"/>
    </style:style>
    <style:style style:name="Tabla20.A" style:family="table-column">
      <style:table-column-properties style:column-width="17.191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" fo:padding="0.176cm" fo:border="1pt solid #000000"/>
    </style:style>
    <style:style style:name="Tabla21" style:family="table">
      <style:table-properties style:width="17.191cm" fo:margin-left="0cm" fo:margin-top="0cm" fo:margin-bottom="0cm" table:align="left"/>
    </style:style>
    <style:style style:name="Tabla21.A" style:family="table-column">
      <style:table-column-properties style:column-width="17.191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/>
      <style:text-properties style:font-name="Arial" fo:font-size="11pt" style:font-name-asian="Arial2" style:font-size-asian="11pt" style:font-name-complex="Arial2" style:font-size-complex="11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1pt" style:font-name-asian="Arial2" style:font-size-asian="11pt" style:font-name-complex="Arial2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Arial" fo:font-size="10pt" style:font-name-asian="Arial2" style:font-size-asian="10pt" style:font-name-complex="Arial2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size="10pt" fo:font-weight="bold" style:font-name-asian="Arial2" style:font-size-asian="10pt" style:font-weight-asian="bold" style:font-name-complex="Arial2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Consolas" fo:font-size="10pt" style:font-name-asian="Consolas1" style:font-size-asian="10pt" style:font-name-complex="Consolas1" style:font-size-complex="10pt"/>
    </style:style>
    <style:style style:name="P8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officeooo:paragraph-rsid="00077ae2" fo:background-color="#1e1e1e"/>
    </style:style>
    <style:style style:name="P10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officeooo:paragraph-rsid="000a4c24" fo:background-color="#1e1e1e"/>
    </style:style>
    <style:style style:name="P11" style:family="paragraph" style:parent-style-name="Standard">
      <style:paragraph-properties fo:margin-top="0cm" fo:margin-bottom="0cm" loext:contextual-spacing="false" style:line-height-at-least="0.503cm"/>
    </style:style>
    <style:style style:name="P12" style:family="paragraph" style:parent-style-name="Standard">
      <style:paragraph-properties fo:margin-top="0cm" fo:margin-bottom="0cm" loext:contextual-spacing="false" style:line-height-at-least="0.503cm"/>
      <style:text-properties fo:color="#c586c0" style:font-name="Droid Sans Mono" fo:font-size="10.5pt" fo:font-weight="normal" fo:background-color="#1e1e1e"/>
    </style:style>
    <style:style style:name="P13" style:family="paragraph" style:parent-style-name="Standard">
      <style:paragraph-properties fo:margin-top="0cm" fo:margin-bottom="0cm" loext:contextual-spacing="false" style:line-height-at-least="0.503cm"/>
      <style:text-properties fo:color="#ce9178" style:font-name="Droid Sans Mono" fo:font-size="10.5pt" fo:font-weight="normal" fo:background-color="#1e1e1e"/>
    </style:style>
    <style:style style:name="P14" style:family="paragraph" style:parent-style-name="Standard">
      <style:paragraph-properties fo:margin-top="0cm" fo:margin-bottom="0cm" loext:contextual-spacing="false" style:line-height-at-least="0.503cm"/>
      <style:text-properties fo:color="#569cd6" style:font-name="Droid Sans Mono" fo:font-size="10.5pt" style:text-underline-style="solid" style:text-underline-width="auto" style:text-underline-color="font-color" fo:font-weight="normal" fo:background-color="#1e1e1e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e4c1f"/>
    </style:style>
    <style:style style:name="P1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e69ab"/>
    </style:style>
    <style:style style:name="P1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f544f"/>
    </style:style>
    <style:style style:name="P2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font-size="10pt" fo:background-color="#ffffff" style:font-name-asian="Consolas1" style:font-size-asian="10pt" style:font-name-complex="Consolas1" style:font-size-complex="10pt"/>
    </style:style>
    <style:style style:name="P2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368cf" officeooo:paragraph-rsid="000368cf"/>
    </style:style>
    <style:style style:name="P2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2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800080" style:font-name="Consolas" fo:font-size="10pt" fo:background-color="#ffffff" style:font-name-asian="Consolas1" style:font-size-asian="10pt" style:font-name-complex="Consolas1" style:font-size-complex="10pt"/>
    </style:style>
    <style:style style:name="P2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696969" style:font-name="Consolas" fo:font-size="10pt" fo:background-color="#ffffff" style:font-name-asian="Consolas1" style:font-size-asian="10pt" style:font-name-complex="Consolas1" style:font-size-complex="10pt"/>
    </style:style>
    <style:style style:name="P2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4a43" style:font-name="Consolas" fo:font-size="10pt" fo:background-color="#ffffff" style:font-name-asian="Consolas1" style:font-size-asian="10pt" style:font-name-complex="Consolas1" style:font-size-complex="10pt"/>
    </style:style>
    <style:style style:name="P2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d4d4d4" style:font-name="Droid Sans Mono" fo:font-size="10.5pt" fo:font-weight="normal" fo:background-color="#1e1e1e"/>
    </style:style>
    <style:style style:name="P2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d2731" officeooo:paragraph-rsid="000d2731"/>
    </style:style>
    <style:style style:name="P2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e4c1f" officeooo:paragraph-rsid="000e4c1f"/>
    </style:style>
    <style:style style:name="P2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ed7a4" officeooo:paragraph-rsid="000ed7a4"/>
    </style:style>
    <style:style style:name="P3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f544f" officeooo:paragraph-rsid="000f544f"/>
    </style:style>
    <style:style style:name="P3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00650a" officeooo:paragraph-rsid="0001ef8f"/>
    </style:style>
    <style:style style:name="P3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</style:style>
    <style:style style:name="P3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0916a0"/>
    </style:style>
    <style:style style:name="P3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0f544f"/>
    </style:style>
    <style:style style:name="P3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d4d4d4" style:font-name="Droid Sans Mono" fo:font-size="10.5pt" fo:font-weight="normal" fo:background-color="#1e1e1e"/>
    </style:style>
    <style:style style:name="P3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6a9955" style:font-name="Droid Sans Mono" fo:font-size="10.5pt" fo:font-weight="normal" fo:background-color="#1e1e1e"/>
    </style:style>
    <style:style style:name="P3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ce9178" style:font-name="Droid Sans Mono" fo:font-size="10.5pt" fo:font-weight="normal" fo:background-color="#1e1e1e"/>
    </style:style>
    <style:style style:name="P3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0d2731" officeooo:paragraph-rsid="000d2731"/>
    </style:style>
    <style:style style:name="P3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0e4c1f" officeooo:paragraph-rsid="000e4c1f"/>
    </style:style>
    <style:style style:name="P4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0ed7a4" officeooo:paragraph-rsid="000ed7a4"/>
    </style:style>
    <style:style style:name="P41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42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</style:style>
    <style:style style:name="P43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</style:style>
    <style:style style:name="P44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4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46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47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4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4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50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5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f6917" officeooo:paragraph-rsid="000f6917"/>
    </style:style>
    <style:style style:name="P52" style:family="paragraph" style:parent-style-name="Heading_20_1" style:master-page-name="First_20_Page">
      <style:paragraph-properties style:page-number="1"/>
    </style:style>
    <style:style style:name="P53" style:family="paragraph" style:parent-style-name="Preformatted_20_Text">
      <style:paragraph-properties fo:margin-top="0cm" fo:margin-bottom="0.499cm" loext:contextual-spacing="false"/>
    </style:style>
    <style:style style:name="P54" style:family="paragraph" style:parent-style-name="Preformatted_20_Text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0f6917" officeooo:paragraph-rsid="000f6917"/>
    </style:style>
    <style:style style:name="T1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3" style:family="text">
      <style:text-properties style:font-name="Consolas" fo:font-size="10pt" officeooo:rsid="000f6917" style:font-name-asian="Consolas1" style:font-size-asian="10pt" style:font-name-complex="Consolas1" style:font-size-complex="10pt"/>
    </style:style>
    <style:style style:name="T4" style:family="text">
      <style:text-properties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5" style:family="text">
      <style:text-properties style:font-name="Consolas" fo:font-weight="bold" style:font-name-asian="Consolas1" style:font-weight-asian="bold" style:font-name-complex="Consolas1"/>
    </style:style>
    <style:style style:name="T6" style:family="text">
      <style:text-properties style:font-name="Consolas" style:font-name-asian="Consolas1" style:font-name-complex="Consolas1"/>
    </style:style>
    <style:style style:name="T7" style:family="text">
      <style:text-properties style:font-name="Consolas" fo:background-color="#efefef" loext:char-shading-value="0" style:font-name-asian="Consolas1" style:font-name-complex="Consolas1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0368cf" style:font-weight-asian="bold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background-color="#efefef" loext:char-shading-value="0"/>
    </style:style>
    <style:style style:name="T13" style:family="text">
      <style:text-properties fo:color="#004a43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4" style:family="text">
      <style:text-properties fo:color="#8000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5" style:family="text">
      <style:text-properties fo:color="#800000" style:font-name="Consolas" fo:font-size="10pt" fo:font-weight="bold" fo:background-color="#ffffff" loext:char-shading-value="0" style:font-name-asian="Consolas1" style:font-size-asian="10pt" style:font-weight-asian="bold" style:font-name-complex="Consolas1" style:font-size-complex="10pt"/>
    </style:style>
    <style:style style:name="T16" style:family="text">
      <style:text-properties fo:color="#40015a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7" style:family="text">
      <style:text-properties fo:color="#80803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8" style:family="text">
      <style:text-properties fo:color="#008c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9" style:family="text">
      <style:text-properties fo:color="#80008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20" style:family="text">
      <style:text-properties fo:color="#0000e6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21" style:family="text">
      <style:text-properties fo:color="#4000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22" style:family="text">
      <style:text-properties fo:color="#6030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23" style:family="text">
      <style:text-properties fo:color="#007997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24" style:family="text">
      <style:text-properties fo:color="#0f69ff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25" style:family="text">
      <style:text-properties fo:color="#0080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26" style:family="text">
      <style:text-properties officeooo:rsid="0001ef8f"/>
    </style:style>
    <style:style style:name="T27" style:family="text">
      <style:text-properties officeooo:rsid="000368cf"/>
    </style:style>
    <style:style style:name="T28" style:family="text">
      <style:text-properties fo:color="#dcdcaa"/>
    </style:style>
    <style:style style:name="T29" style:family="text">
      <style:text-properties fo:color="#dcdcaa" style:font-name="Droid Sans Mono" fo:font-size="10.5pt" fo:font-weight="normal" fo:background-color="#1e1e1e" loext:char-shading-value="0"/>
    </style:style>
    <style:style style:name="T30" style:family="text">
      <style:text-properties fo:color="#dcdcaa" style:font-name="Droid Sans Mono" fo:font-size="10.5pt" fo:font-weight="normal" officeooo:rsid="000f544f" fo:background-color="#1e1e1e" loext:char-shading-value="0"/>
    </style:style>
    <style:style style:name="T31" style:family="text">
      <style:text-properties fo:color="#d4d4d4" style:font-name="Droid Sans Mono" fo:font-size="10.5pt" fo:font-weight="normal" fo:background-color="#1e1e1e" loext:char-shading-value="0"/>
    </style:style>
    <style:style style:name="T32" style:family="text">
      <style:text-properties fo:color="#9cdcfe"/>
    </style:style>
    <style:style style:name="T33" style:family="text">
      <style:text-properties fo:color="#ce9178"/>
    </style:style>
    <style:style style:name="T34" style:family="text">
      <style:text-properties fo:color="#569cd6"/>
    </style:style>
    <style:style style:name="T35" style:family="text">
      <style:text-properties fo:color="#c586c0"/>
    </style:style>
    <style:style style:name="T36" style:family="text">
      <style:text-properties officeooo:rsid="000f544f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bookmark text:name="_fcgsjutkwg6i"/>Ejercicios Módulo 1 - Sesión 1: Compilación</text:p>
      <text:p text:style-name="Heading_20_2"><text:bookmark text:name="_7mu5o5lsqbzz"/>Objetivo</text:p>
      <text:p text:style-name="Standard">El objetivo de esta hoja de ejercicios es familiarizarnos con el entorno y, concretamente, con el <text:span text:style-name="T8">toolchain</text:span> de compilación que usaremos. <text:s/>Específicamente, buscamos trabajar:</text:p>
      <text:list xml:id="list2487888327" text:style-name="WWNum5">
        <text:list-item>
          <text:p text:style-name="P42">Compilación en línea de comandos usando <text:span text:style-name="T5">gcc</text:span>: flags de compilación, etapas del proceso…</text:p>
        </text:list-item>
        <text:list-item>
          <text:p text:style-name="P42">Sintaxis de <text:span text:style-name="T9">Makefile</text:span>: creación de nuestros propios ficheros Makefile</text:p>
        </text:list-item>
        <text:list-item>
          <text:p text:style-name="P44">Estructura de ficheros <text:span text:style-name="T9">ELF</text:span></text:p>
        </text:list-item>
      </text:list>
      <text:p text:style-name="Heading_20_2"><text:bookmark text:name="_8bwpxawv0cir"/>Lecturas previas recomendadas</text:p>
      <text:list xml:id="list802287152" text:style-name="WWNum6">
        <text:list-item>
          <text:p text:style-name="P45">Diapositivas del Módulo 1. Secciones <text:span text:style-name="T8">Compilación y enlazado</text:span> y <text:span text:style-name="T8">Herramientas de compilación</text:span>.</text:p>
        </text:list-item>
      </text:list>
      <text:p text:style-name="Standard"><text:span text:style-name="T9">Nota:</text:span> para dar formato al código en las respuestas, puedes usar el siguiente <text:a xlink:type="simple" xlink:href="https://tohtml.com/" text:style-name="ListLabel_20_64" text:visited-style-name="ListLabel_20_64"><text:span text:style-name="T11">enlace</text:span></text:a>, seleccionando el tipo de conversión de formato en la lista desplegable (generalmente main:C o scripts:makefile).</text:p>
      <text:p text:style-name="Heading_20_2"><text:bookmark text:name="_2ci2aeys6gbm"/>Ficheros de partida</text:p>
      <text:p text:style-name="Standard">Para realizar todos los ejercicios, se partirá del código fuente disponible en el Anexo que consta de los siguientes ficheros:</text:p>
      <text:list xml:id="list3188405006" text:style-name="WWNum4">
        <text:list-item>
          <text:p text:style-name="P43"><text:span text:style-name="T6">main.c</text:span> fichero principal con la función <text:span text:style-name="T9">main</text:span>.</text:p>
        </text:list-item>
        <text:list-item>
          <text:p text:style-name="P43"><text:span text:style-name="T6">sincos.c</text:span> <text:s/>fichero que implementa las funciones <text:span text:style-name="T9">sinDeg</text:span> y <text:span text:style-name="T9">cosDeg</text:span> que calcula el seno y el coseno recibiendo el ángulo en grados (y no en radianes).</text:p>
        </text:list-item>
        <text:list-item>
          <text:p text:style-name="P43"><text:span text:style-name="T6">asinacos.c</text:span> similar al anterior, pero para las funciones arcoseno y arcocoseno.</text:p>
        </text:list-item>
        <text:list-item>
          <text:p text:style-name="P43"><text:span text:style-name="T6">aux.c</text:span> implementa la función <text:span text:style-name="T9">checkPita</text:span> que comprueba la identidad pitagórica: <draw:frame draw:style-name="fr2" draw:name="Objeto1" text:anchor-type="as-char" svg:width="3.537cm" svg:height="0.557cm" draw:z-index="1"><draw:object xlink:href="./Object 2" xlink:type="simple" xlink:show="embed" xlink:actuate="onLoad"/><draw:image xlink:href="./ObjectReplacements/Object 2" xlink:type="simple" xlink:show="embed" xlink:actuate="onLoad"/></draw:frame>.</text:p>
        </text:list-item>
        <text:list-item>
          <text:p text:style-name="P43"><text:span text:style-name="T6">trigo_grados.h</text:span> fichero de cabecera de nuestras funciones trigonométricas.</text:p>
        </text:list-item>
        <text:list-item>
          <text:p text:style-name="P46"><text:span text:style-name="T6">aux.h</text:span> fichero de cabecera para <text:span text:style-name="T9">checkPita</text:span> y otros símbolos exportados.</text:p>
        </text:list-item>
      </text:list>
      <text:p text:style-name="Heading_20_2"><text:bookmark text:name="_cdtakialytv"/><text:soft-page-break/>Ejercicios</text:p>
      <text:p text:style-name="P15"><text:span text:style-name="T9">Ejercicio 1.</text:span> Generar el ejecutable a partir de los ficheros fuentes utilizando el compilador <text:span text:style-name="T9">gcc</text:span> <text:s text:c="3"/></text:p>
      <text:list xml:id="list3352746642" text:style-name="WWNum3">
        <text:list-item>
          <text:p text:style-name="P47"><text:span text:style-name="T9">Compilación</text:span>: genera cada uno de los ficheros objeto (<text:span text:style-name="T9">Relocatable ELF</text:span> con extensión <text:span text:style-name="T9">.o</text:span>). ¿Qué línea de comando debes usar en la compilación de cada uno de ellos?</text:p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1"><text:span text:style-name="T26">g</text:span>cc -c *.<text:span text:style-name="T27">c</text:span></text:p>
          </table:table-cell>
        </table:table-row>
      </table:table>
      <text:p text:style-name="Standard"/>
      <text:list xml:id="list2082278250" text:style-name="WWNum2">
        <text:list-item>
          <text:p text:style-name="P48"><text:span text:style-name="T9">Preprocesador</text:span>: ¿qué opción debes usar para indicar que sólo se ejecute el pre-procesador? Realiza esta acción sobre <text:span text:style-name="T9">aux.</text:span><text:span text:style-name="T10">c</text:span></text:p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<text:span text:style-name="T27">gcc </text:span>-E<text:span text:style-name="T27"> aux.c</text:span></text:p>
          </table:table-cell>
        </table:table-row>
      </table:table>
      <text:p text:style-name="Standard"/>
      <text:list xml:id="list2803091674" text:style-name="WWNum1">
        <text:list-item>
          <text:p text:style-name="P49"><text:span text:style-name="T9">Enlazado:</text:span> genera el ejecutable a partir de los cuatro ficheros <text:span text:style-name="T9">.o</text:span>. ¿Qué línea de comando debes usar para que el enlazador genere el fichero <text:span text:style-name="T9">ELF</text:span> ejecutable?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gcc *.o -o ejemplo -lm</text:p>
          </table:table-cell>
        </table:table-row>
      </table:table>
      <text:p text:style-name="Standard"><text:s text:c="3"/></text:p>
      <text:p text:style-name="P15"><text:span text:style-name="T9">Ejercicio 2.</text:span> Escribe un fichero <text:span text:style-name="T9">Makefile</text:span> que, usando dos reglas, genere el ejecutable.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<text:span text:style-name="T32">SRC</text:span>=<text:span text:style-name="T33">$(</text:span><text:span text:style-name="T28">wildcard</text:span><text:span text:style-name="T33"> *.c)</text:span></text:p>
            <text:p text:style-name="P8"><text:span text:style-name="T32">OBJ</text:span>=<text:span text:style-name="T33">$(</text:span><text:span text:style-name="T32">SRC:.c=.o</text:span><text:span text:style-name="T33">)</text:span></text:p>
            <text:p text:style-name="P8"><text:span text:style-name="T32">CFLAGS</text:span>= -g -Wall </text:p>
            <text:p text:style-name="P13"/>
            <text:p text:style-name="P11"/>
            <text:p text:style-name="P9"><text:span text:style-name="T28">all</text:span>:<text:span text:style-name="T33">$(</text:span><text:span text:style-name="T32">OBJ</text:span><text:span text:style-name="T33">)</text:span></text:p>
            <text:p text:style-name="P9"><text:span text:style-name="T33"><text:s text:c="7"/></text:span>gcc <text:span text:style-name="T34">$^</text:span> -o ejemplo1 -lm</text:p>
            <text:p text:style-name="P11"/>
            <text:p text:style-name="P8"><text:span text:style-name="T28">%.o</text:span>:%.c </text:p>
            <text:p text:style-name="P8"><text:s text:c="6"/><text:span text:style-name="T34">gcc $(CFLAGS) -c $&lt; -o $@</text:span></text:p>
            <text:p text:style-name="P14"/>
            <text:p text:style-name="P8"><text:span text:style-name="T28">clean</text:span>:</text:p>
            <text:p text:style-name="P8"><text:s text:c="8"/>rm -f ejemplo1 *.o</text:p>
            <text:p text:style-name="P35"/>
            <text:p text:style-name="P32"/>
          </table:table-cell>
        </table:table-row>
      </table:table>
      <text:p text:style-name="Standard"/>
      <text:p text:style-name="Standard"><text:span text:style-name="T9">Ejercicio 3.</text:span> Crear con un <text:span text:style-name="T9">Makefile </text:span>una librería estática y una dinámica a partir de los ficheros <text:span text:style-name="T6">sincos.c</text:span> y <text:span text:style-name="T6">asincos.c</text:span>. Crea una carpeta <text:span text:style-name="T9">lib</text:span> y mueve allí ambas librerías (<text:span text:style-name="T6">libtrigo.a</text:span> y <text:span text:style-name="T6">libtrigo.so</text:span>). </text:p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26"><text:span text:style-name="T32">SRC</text:span>=<text:span text:style-name="T33">$(</text:span><text:span text:style-name="T28">wildcard</text:span><text:span text:style-name="T33"> *.c)</text:span></text:p>
            <text:p text:style-name="P8"><text:span text:style-name="T32">OBJ</text:span>=<text:span text:style-name="T33">$(</text:span><text:span text:style-name="T32">SRC:.c=.o</text:span><text:span text:style-name="T33">)</text:span></text:p>
            <text:p text:style-name="P8"><text:span text:style-name="T32">CFLAGS</text:span>= -g -Wall</text:p>
            <text:p text:style-name="P11"/>
            <text:p text:style-name="P8"><text:span text:style-name="T28">all</text:span>:static</text:p>
            <text:p text:style-name="P11"/>
            <text:p text:style-name="P8"><text:span text:style-name="T28">static</text:span>:libA</text:p>
            <text:p text:style-name="P8">sh script.sh lib</text:p>
            <text:p text:style-name="P8">mv *.a lib</text:p>
            <text:p text:style-name="P11"/>
            <text:p text:style-name="P8"><text:span text:style-name="T28">dinamic</text:span>:libSO</text:p>
            <text:p text:style-name="P8">sh script.sh lib</text:p>
            <text:p text:style-name="P8">mv *.so lib</text:p>
            <text:p text:style-name="P11"/>
            <text:p text:style-name="P8"><text:span text:style-name="T28">libA</text:span>:sincos.o asinacos.o</text:p>
            <text:p text:style-name="P10">ar cr lib<text:span text:style-name="T6">trigo</text:span>.a <text:span text:style-name="T34">$&lt;</text:span></text:p>
            <text:p text:style-name="P8"><text:span text:style-name="T28">libSO</text:span>:sincos.o asinacos.o </text:p>
            <text:p text:style-name="P10">ar cr lib<text:span text:style-name="T6">trigo</text:span>.so <text:span text:style-name="T34">$&lt;</text:span></text:p>
            <text:p text:style-name="P8"><text:span text:style-name="T28">%.o</text:span>:%.c </text:p>
            <text:p text:style-name="P8">gcc <text:span text:style-name="T33">$(</text:span><text:span text:style-name="T32">CFLAGS</text:span><text:span text:style-name="T33">)</text:span> -c <text:span text:style-name="T34">$&lt;</text:span> -o <text:span text:style-name="T34">$@</text:span></text:p>
            <text:p text:style-name="P8"><text:span text:style-name="T28">clean</text:span>:</text:p>
            <text:p text:style-name="P8">rm -f ejemplo1 *.o *.a *.so</text:p>
            <text:p text:style-name="P37"/>
            <text:p text:style-name="P33">---------------------<text:span text:style-name="T31">script.sh</text:span>--------------------------------------------------</text:p>
            <text:p text:style-name="P36">#!/bin/bash</text:p>
            <text:p text:style-name="P8">DIRECTORIO=<text:span text:style-name="T32">$1</text:span></text:p>
            <text:p text:style-name="P8"><text:span text:style-name="T35">if</text:span> [ ! -d <text:span text:style-name="T32">$DIRECTORIO</text:span> ];</text:p>
            <text:p text:style-name="P12">then</text:p>
            <text:p text:style-name="P8">mkdir lib</text:p>
            <text:p text:style-name="P12">fi</text:p>
            <text:p text:style-name="P32"/>
          </table:table-cell>
        </table:table-row>
      </table:table>
      <text:p text:style-name="Standard"/>
      <text:p text:style-name="Standard"><text:span text:style-name="T9">Ejercicio 4.</text:span> Modifica el <text:span text:style-name="T9">Makefile</text:span> del Ejercicio 2 para que use la librerías creada en el ejercicio anterior. Por defecto se utilizará la librería dinámica. Si se invoca mediante <text:span text:style-name="T6">make static</text:span> se enlazará estáticamente.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6"><text:span text:style-name="T32">SRC</text:span>=<text:span text:style-name="T33">$(</text:span><text:span text:style-name="T28">wildcard</text:span><text:span text:style-name="T33"> *.c)</text:span></text:p>
            <text:p text:style-name="P8"><text:span text:style-name="T32">OBJ</text:span>=<text:span text:style-name="T33">$(</text:span><text:span text:style-name="T32">SRC:.c=.o</text:span><text:span text:style-name="T33">)</text:span></text:p>
            <text:p text:style-name="P8"><text:span text:style-name="T32">CFLAGS</text:span>= -g -Wall <text:s/>-fPIC</text:p>
            <text:p text:style-name="P11"/>
            <text:p text:style-name="P8"><text:span text:style-name="T28">all</text:span>:dinamic </text:p>
            <text:p text:style-name="P11"/>
            <text:p text:style-name="P8"><text:span text:style-name="T28">dinamic</text:span>:<text:span text:style-name="T33">$(</text:span><text:span text:style-name="T32">OBJ</text:span><text:span text:style-name="T33">)</text:span></text:p>
            <text:p text:style-name="P8">gcc -shared -fPIC -o ejecutable lib/libtrigo.so <text:span text:style-name="T34">$^</text:span></text:p>
            <text:p text:style-name="P11"/>
            <text:p text:style-name="P8"><text:span text:style-name="T28">static</text:span>:<text:span text:style-name="T33">$(</text:span><text:span text:style-name="T32">OBJ</text:span><text:span text:style-name="T33">)</text:span></text:p>
            <text:p text:style-name="P8">gcc -o ejecutable <text:span text:style-name="T34">$^</text:span> -Llib/ -ltrigo -lm</text:p>
            <text:p text:style-name="P11"/>
            <text:p text:style-name="P8"><text:span text:style-name="T28">%.o</text:span>:%.c </text:p>
            <text:p text:style-name="P8"><text:soft-page-break/>gcc <text:span text:style-name="T33">$(</text:span><text:span text:style-name="T32">CFLAGS</text:span><text:span text:style-name="T33">)</text:span> -c <text:span text:style-name="T34">$&lt;</text:span> -o <text:span text:style-name="T34">$@</text:span></text:p>
            <text:p text:style-name="P8"><text:span text:style-name="T28">clean</text:span>:</text:p>
            <text:p text:style-name="P8">rm -f ejemplo1 ejecutable *.o</text:p>
          </table:table-cell>
        </table:table-row>
      </table:table>
      <text:p text:style-name="Heading_20_2"><text:bookmark text:name="_64w13cciwvk3"/>Cuestiones</text:p>
      <text:p text:style-name="Standard">Responde a las siguientes cuestiones:</text:p>
      <text:p text:style-name="Standard"><text:span text:style-name="T9">Cuestión 1.</text:span> Utiliza la herramienta <text:span text:style-name="T9">file</text:span> con el fichero ejecutable y con <text:span text:style-name="T9">main.o</text:span>. ¿Qué diferencias observas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6">ejecutable:shared object,dynamically linked.</text:p>
            <text:p text:style-name="P16">main.o:relocatable.</text:p>
            <text:p text:style-name="P16"/>
            <text:p text:style-name="P16"/>
          </table:table-cell>
        </table:table-row>
      </table:table>
      <text:p text:style-name="Standard"/>
      <text:p text:style-name="Standard"><text:span text:style-name="T9">Cuestión 2.</text:span> Utiliza la herramienta <text:span text:style-name="T9">ldd</text:span> con el fichero ejecutable compilado dinámicamente y con el compilado estáticamente. ¿Hay diferencia?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7">Si la hay.</text:p>
            <text:p text:style-name="P16"/>
            <text:p text:style-name="P38">Static:</text:p>
            <text:p text:style-name="P32">libm.so.6 =&gt; /lib/x86_64-linux-gnu/libm.so.6 (0x00007ff3a140f000)</text:p>
            <text:p text:style-name="P32">libc.so.6 =&gt; /lib/x86_64-linux-gnu/libc.so.6 (0x00007ff3a101e000)</text:p>
            <text:p text:style-name="P32"/>
            <text:p text:style-name="P38">Dinamic:</text:p>
            <text:p text:style-name="P16">libc.so.6 =&gt; /lib/x86_64-linux-gnu/libc.so.6 (0x00007fdf2c261000)</text:p>
            <text:p text:style-name="P16"/>
          </table:table-cell>
        </table:table-row>
      </table:table>
      <text:p text:style-name="Standard"/>
      <text:p text:style-name="Standard"><text:span text:style-name="T9">Cuestión 3.</text:span> Trata de ejecutar el ELF generado en el ejercicio 4 enlazado dinámicamente. ¿Funciona? Si no es así, ¿qué mensaje de error se obtiene?, ¿por qué?, ¿cómo se puede corregir? Si funcionó, ¿qué tuviste en cuenta durante el enlazado o la ejecución para que así fuese?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1">Da error,.</text:p>
            <text:p text:style-name="P54"><text:span text:style-name="Source_20_Text">export LD_LIBRARY_PATH=$LD_LIBRARY_PATH:./lib</text:span></text:p>
            <text:p text:style-name="P53"><text:span text:style-name="Source_20_Text">./appGrados-dynamic</text:span></text:p>
          </table:table-cell>
        </table:table-row>
      </table:table>
      <text:p text:style-name="Standard"/>
      <text:p text:style-name="Standard"><text:span text:style-name="T9">Cuestión 4.</text:span> La herramienta <text:span text:style-name="T9">readelf</text:span> permite examinar un fichero en format <text:span text:style-name="T9">ELF</text:span>, interpretando parte de su contenido. Vamos a probar alguna de sus funcionalidades con nuestro ejemplo:</text:p>
      <text:list xml:id="list2429096223" text:style-name="WWNum7">
        <text:list-item>
          <text:p text:style-name="P50">Ejecuta <text:span text:style-name="T7">readelf -h</text:span> con el fichero ejecutable y con <text:span text:style-name="T9">main.o</text:span>. ¿Qué diferencias observas?</text:p>
        </text:list-item>
      </text:list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p text:style-name="P28">Si,</text:p>
            <text:p text:style-name="P39">readelf -h main.o -&gt; Encabezado ELF:</text:p>
            <text:p text:style-name="P39">Número de encabezados de programa: 0</text:p>
            <text:p text:style-name="P39">readelf -h ejecutable -&gt; Encabezado ELF:</text:p>
            <text:p text:style-name="P17">Número de encabezados de programa: 9</text:p>
            <text:p text:style-name="P16"/>
          </table:table-cell>
        </table:table-row>
      </table:table>
      <text:p text:style-name="Standard"/>
      <text:list xml:id="list162510439892783" text:continue-numbering="true" text:style-name="WWNum7">
        <text:list-item>
          <text:p text:style-name="P50">Ejecuta <text:span text:style-name="T7">readelf -S</text:span> con el fichero <text:span text:style-name="T9">main.o</text:span>. ¿Coincide la información del número de secciones?</text:p>
        </text:list-item>
      </text:list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8">Si coincide.</text:p>
            <text:p text:style-name="P16"/>
            <text:p text:style-name="P16"/>
          </table:table-cell>
        </table:table-row>
      </table:table>
      <text:p text:style-name="Standard"/>
      <text:list xml:id="list162510909651545" text:continue-numbering="true" text:style-name="WWNum7">
        <text:list-item>
          <text:p text:style-name="P50">¿Qué símbolos crees que importa el fichero <text:span text:style-name="T9">aux.o</text:span>? ¿Cuáles exporta?</text:p>
        </text:list-item>
      </text:list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9"><text:span text:style-name="T36">Exporta: </text:span><text:span text:style-name="T29">checkPita</text:span></text:p>
            <text:p text:style-name="P34"><text:span text:style-name="T36">Importa: </text:span><text:span text:style-name="T29">sinDeg,cosDeg,fabs</text:span></text:p>
            <text:p text:style-name="P34"/>
          </table:table-cell>
        </table:table-row>
      </table:table>
      <text:p text:style-name="Standard"/>
      <text:list xml:id="list162510841234214" text:continue-numbering="true" text:style-name="WWNum7">
        <text:list-item>
          <text:p text:style-name="P50">Ejecuta <text:span text:style-name="T7">readelf -s aux.o</text:span> y trata de interpretar el resultado. Utiliza también el comando <text:span text:style-name="T7">nm aux.o</text:span> y compara el resultado.</text:p>
        </text:list-item>
      </text:list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9">Miramos la ubicacion de objetos o simbolos pero aun no sabemos donde van.</text:p>
            <text:p text:style-name="P40">El comando mn muestra el solo los simbolos sin los .c y extras.</text:p>
          </table:table-cell>
        </table:table-row>
      </table:table>
      <text:p text:style-name="P15"/>
      <text:list xml:id="list162509965068581" text:continue-numbering="true" text:style-name="WWNum7">
        <text:list-item>
          <text:p text:style-name="P50">Ejecuta <text:span text:style-name="T6">readelf -x .rodata main.o</text:span> para ver el contenido de la sección <text:span text:style-name="T9">.rodata</text:span>. ¿Qué observas?</text:p>
        </text:list-item>
      </text:list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9"><text:span text:style-name="T36">Los <text:s/></text:span><text:span text:style-name="T29">printf</text:span><text:span text:style-name="T30">()</text:span><text:span text:style-name="T36"> y/o textos(cadena de caracteres)del main.</text:span></text:p>
            <text:p text:style-name="P30"/>
            <text:p text:style-name="P16"/>
          </table:table-cell>
        </table:table-row>
      </table:table>
      <text:p text:style-name="P15"/>
      <text:list xml:id="list162511829969911" text:continue-numbering="true" text:style-name="WWNum7">
        <text:list-item>
          <text:p text:style-name="P50">Trata de averiguar en qué secciones se ubican las variables <text:span text:style-name="T7">cad</text:span> y <text:span text:style-name="T7">nada</text:span> de <text:span text:style-name="T9">main.o</text:span>. Cambia ahora la inicialización de la variable <text:span text:style-name="T12">nada</text:span> a 0 y recompila. ¿Sigue ubicada en la misma sección?</text:p>
        </text:list-item>
      </text:list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16"/>
            <text:p text:style-name="P16"/>
            <text:p text:style-name="P16"/>
          </table:table-cell>
        </table:table-row>
      </table:table>
      <text:p text:style-name="Standard"/>
      <text:p text:style-name="Standard"><text:span text:style-name="T9">Cuestión 5.</text:span> Ejecuta<text:span text:style-name="T36">S</text:span><text:span text:style-name="T6"> &lt;ejecutable&gt;</text:span>. ¿Qué se obtiene como salida?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6">ejecutable: <text:s text:c="4"/>formato del fichero elf64-x86-64</text:p>
            <text:p text:style-name="P32"/>
            <text:p text:style-name="P32"/>
            <text:p text:style-name="P32">Desensamblado de la sección .init:</text:p>
            <text:p text:style-name="P32"/>
            <text:p text:style-name="P32">0000000000000708 &lt;_init&gt;:</text:p>
            <text:p text:style-name="P32"><text:s/>708:<text:tab/>48 83 ec 08 <text:s text:c="9"/><text:tab/>sub <text:s text:c="3"/>$0x8,%rsp</text:p>
            <text:p text:style-name="P32"><text:s/>70c:<text:tab/>48 8b 05 d5 18 20 00 <text:tab/>mov <text:s text:c="3"/>0x2018d5(%rip),%rax <text:s text:c="7"/># 201fe8 &lt;__gmon_start__&gt;</text:p>
            <text:p text:style-name="P32"><text:s/>713:<text:tab/>48 85 c0 <text:s text:c="12"/><text:tab/>test <text:s text:c="2"/>%rax,%rax</text:p>
            <text:p text:style-name="P32"><text:s/>716:<text:tab/>74 02 <text:s text:c="15"/><text:tab/>je <text:s text:c="4"/>71a &lt;_init+0x12&gt;</text:p>
            <text:p text:style-name="P32"><text:s/>718:<text:tab/>ff d0 <text:s text:c="15"/><text:tab/>callq <text:s/>*%rax</text:p>
            <text:p text:style-name="P32"><text:s/>71a:<text:tab/>48 83 c4 08 <text:s text:c="9"/><text:tab/>add <text:s text:c="3"/>$0x8,%rsp</text:p>
            <text:p text:style-name="P32"><text:s/>71e:<text:tab/>c3 <text:s text:c="18"/><text:tab/>retq <text:s text:c="2"/></text:p>
            <text:p text:style-name="P32"/>
            <text:p text:style-name="P32">Desensamblado de la sección .plt:</text:p>
            <text:p text:style-name="P32"/>
            <text:p text:style-name="P32">0000000000000720 &lt;.plt&gt;:</text:p>
            <text:p text:style-name="P32"><text:s/>720:<text:tab/>ff 35 62 18 20 00 <text:s text:c="3"/><text:tab/>pushq <text:s/>0x201862(%rip) <text:s text:c="7"/># 201f88 &lt;_GLOBAL_OFFSET_TABLE_+0x8&gt;</text:p>
            <text:p text:style-name="P32"><text:s/>726:<text:tab/>ff 25 64 18 20 00 <text:s text:c="3"/><text:tab/>jmpq <text:s text:c="2"/>*0x201864(%rip) <text:s text:c="7"/># 201f90 &lt;_GLOBAL_OFFSET_TABLE_+0x10&gt;</text:p>
            <text:p text:style-name="P32"><text:s/>72c:<text:tab/>0f 1f 40 00 <text:s text:c="9"/><text:tab/>nopl <text:s text:c="2"/>0x0(%rax)</text:p>
            <text:p text:style-name="P32"/>
            <text:p text:style-name="P32">0000000000000730 &lt;putchar@plt&gt;:</text:p>
            <text:p text:style-name="P32"><text:s/>730:<text:tab/>ff 25 62 18 20 00 <text:s text:c="3"/><text:tab/>jmpq <text:s text:c="2"/>*0x201862(%rip) <text:s text:c="7"/># 201f98 &lt;putchar@GLIBC_2.2.5&gt;</text:p>
            <text:p text:style-name="P32"><text:s/>736:<text:tab/>68 00 00 00 00 <text:s text:c="6"/><text:tab/>pushq <text:s/>$0x0</text:p>
            <text:p text:style-name="P32"><text:s/>73b:<text:tab/>e9 e0 ff ff ff <text:s text:c="6"/><text:tab/>jmpq <text:s text:c="2"/>720 &lt;.plt&gt;</text:p>
            <text:p text:style-name="P32"/>
            <text:p text:style-name="P32">0000000000000740 &lt;__stack_chk_fail@plt&gt;:</text:p>
            <text:p text:style-name="P32"><text:s/>740:<text:tab/>ff 25 5a 18 20 00 <text:s text:c="3"/><text:tab/>jmpq <text:s text:c="2"/>*0x20185a(%rip) <text:s text:c="7"/># 201fa0 &lt;__stack_chk_fail@GLIBC_2.4&gt;</text:p>
            <text:p text:style-name="P32"><text:s/>746:<text:tab/>68 01 00 00 00 <text:s text:c="6"/><text:tab/>pushq <text:s/>$0x1</text:p>
            <text:p text:style-name="P32"><text:s/>74b:<text:tab/>e9 d0 ff ff ff <text:s text:c="6"/><text:tab/>jmpq <text:s text:c="2"/>720 &lt;.plt&gt;</text:p>
            <text:p text:style-name="P32"/>
            <text:p text:style-name="P32">0000000000000750 &lt;printf@plt&gt;:</text:p>
            <text:p text:style-name="P32"><text:s/>750:<text:tab/>ff 25 52 18 20 00 <text:s text:c="3"/><text:tab/>jmpq <text:s text:c="2"/>*0x201852(%rip) <text:s text:c="7"/># 201fa8 &lt;printf@GLIBC_2.2.5&gt;</text:p>
            <text:p text:style-name="P32"><text:s/>756:<text:tab/>68 02 00 00 00 <text:s text:c="6"/><text:tab/>pushq <text:s/>$0x2</text:p>
            <text:p text:style-name="P32"><text:s/>75b:<text:tab/>e9 c0 ff ff ff <text:s text:c="6"/><text:tab/>jmpq <text:s text:c="2"/>720 &lt;.plt&gt;</text:p>
            <text:p text:style-name="P32"/>
            <text:p text:style-name="P32">0000000000000760 &lt;cos@plt&gt;:</text:p>
            <text:p text:style-name="P32"><text:s/>760:<text:tab/>ff 25 4a 18 20 00 <text:s text:c="3"/><text:tab/>jmpq <text:s text:c="2"/>*0x20184a(%rip) <text:s text:c="7"/># 201fb0 &lt;cos@GLIBC_2.2.5&gt;</text:p>
            <text:p text:style-name="P32"><text:s/>766:<text:tab/>68 03 00 00 00 <text:s text:c="6"/><text:tab/>pushq <text:s/>$0x3</text:p>
            <text:p text:style-name="P32"><text:s/>76b:<text:tab/>e9 b0 ff ff ff <text:s text:c="6"/><text:tab/>jmpq <text:s text:c="2"/>720 &lt;.plt&gt;</text:p>
            <text:p text:style-name="P32"/>
            <text:p text:style-name="P32">0000000000000770 &lt;acos@plt&gt;:</text:p>
            <text:p text:style-name="P32"><text:s/>770:<text:tab/>ff 25 42 18 20 00 <text:s text:c="3"/><text:tab/>jmpq <text:s text:c="2"/>*0x201842(%rip) <text:s text:c="7"/># 201fb8 &lt;acos@GLIBC_2.2.5&gt;</text:p>
            <text:p text:style-name="P32"><text:soft-page-break/><text:s/>776:<text:tab/>68 04 00 00 00 <text:s text:c="6"/><text:tab/>pushq <text:s/>$0x4</text:p>
            <text:p text:style-name="P32"><text:s/>77b:<text:tab/>e9 a0 ff ff ff <text:s text:c="6"/><text:tab/>jmpq <text:s text:c="2"/>720 &lt;.plt&gt;</text:p>
            <text:p text:style-name="P32"/>
            <text:p text:style-name="P32">0000000000000780 &lt;sin@plt&gt;:</text:p>
            <text:p text:style-name="P32"><text:s/>780:<text:tab/>ff 25 3a 18 20 00 <text:s text:c="3"/><text:tab/>jmpq <text:s text:c="2"/>*0x20183a(%rip) <text:s text:c="7"/># 201fc0 &lt;sin@GLIBC_2.2.5&gt;</text:p>
            <text:p text:style-name="P32"><text:s/>786:<text:tab/>68 05 00 00 00 <text:s text:c="6"/><text:tab/>pushq <text:s/>$0x5</text:p>
            <text:p text:style-name="P32"><text:s/>78b:<text:tab/>e9 90 ff ff ff <text:s text:c="6"/><text:tab/>jmpq <text:s text:c="2"/>720 &lt;.plt&gt;</text:p>
            <text:p text:style-name="P32"/>
            <text:p text:style-name="P32">0000000000000790 &lt;__isoc99_scanf@plt&gt;:</text:p>
            <text:p text:style-name="P32"><text:s/>790:<text:tab/>ff 25 32 18 20 00 <text:s text:c="3"/><text:tab/>jmpq <text:s text:c="2"/>*0x201832(%rip) <text:s text:c="7"/># 201fc8 &lt;__isoc99_scanf@GLIBC_2.7&gt;</text:p>
            <text:p text:style-name="P32"><text:s/>796:<text:tab/>68 06 00 00 00 <text:s text:c="6"/><text:tab/>pushq <text:s/>$0x6</text:p>
            <text:p text:style-name="P32"><text:s/>79b:<text:tab/>e9 80 ff ff ff <text:s text:c="6"/><text:tab/>jmpq <text:s text:c="2"/>720 &lt;.plt&gt;</text:p>
            <text:p text:style-name="P32"/>
            <text:p text:style-name="P32">00000000000007a0 &lt;asin@plt&gt;:</text:p>
            <text:p text:style-name="P32"><text:s/>7a0:<text:tab/>ff 25 2a 18 20 00 <text:s text:c="3"/><text:tab/>jmpq <text:s text:c="2"/>*0x20182a(%rip) <text:s text:c="7"/># 201fd0 &lt;asin@GLIBC_2.2.5&gt;</text:p>
            <text:p text:style-name="P32"><text:s/>7a6:<text:tab/>68 07 00 00 00 <text:s text:c="6"/><text:tab/>pushq <text:s/>$0x7</text:p>
            <text:p text:style-name="P32"><text:s/>7ab:<text:tab/>e9 70 ff ff ff <text:s text:c="6"/><text:tab/>jmpq <text:s text:c="2"/>720 &lt;.plt&gt;</text:p>
            <text:p text:style-name="P32"/>
            <text:p text:style-name="P32">Desensamblado de la sección .plt.got:</text:p>
            <text:p text:style-name="P32"/>
            <text:p text:style-name="P32">00000000000007b0 &lt;__cxa_finalize@plt&gt;:</text:p>
            <text:p text:style-name="P32"><text:s/>7b0:<text:tab/>ff 25 42 18 20 00 <text:s text:c="3"/><text:tab/>jmpq <text:s text:c="2"/>*0x201842(%rip) <text:s text:c="7"/># 201ff8 &lt;__cxa_finalize@GLIBC_2.2.5&gt;</text:p>
            <text:p text:style-name="P32"><text:s/>7b6:<text:tab/>66 90 <text:s text:c="15"/><text:tab/>xchg <text:s text:c="2"/>%ax,%ax</text:p>
            <text:p text:style-name="P32"/>
            <text:p text:style-name="P32">Desensamblado de la sección .text:</text:p>
            <text:p text:style-name="P32"/>
            <text:p text:style-name="P32">00000000000007c0 &lt;_start&gt;:</text:p>
            <text:p text:style-name="P32"><text:s/>7c0:<text:tab/>31 ed <text:s text:c="15"/><text:tab/>xor <text:s text:c="3"/>%ebp,%ebp</text:p>
            <text:p text:style-name="P32"><text:s/>7c2:<text:tab/>49 89 d1 <text:s text:c="12"/><text:tab/>mov <text:s text:c="3"/>%rdx,%r9</text:p>
            <text:p text:style-name="P32"><text:s/>7c5:<text:tab/>5e <text:s text:c="18"/><text:tab/>pop <text:s text:c="3"/>%rsi</text:p>
            <text:p text:style-name="P32"><text:s/>7c6:<text:tab/>48 89 e2 <text:s text:c="12"/><text:tab/>mov <text:s text:c="3"/>%rsp,%rdx</text:p>
            <text:p text:style-name="P32"><text:s/>7c9:<text:tab/>48 83 e4 f0 <text:s text:c="9"/><text:tab/>and <text:s text:c="3"/>$0xfffffffffffffff0,%rsp</text:p>
            <text:p text:style-name="P32"><text:s/>7cd:<text:tab/>50 <text:s text:c="18"/><text:tab/>push <text:s text:c="2"/>%rax</text:p>
            <text:p text:style-name="P32"><text:s/>7ce:<text:tab/>54 <text:s text:c="18"/><text:tab/>push <text:s text:c="2"/>%rsp</text:p>
            <text:p text:style-name="P32"><text:s/>7cf:<text:tab/>4c 8d 05 fa 03 00 00 <text:tab/>lea <text:s text:c="3"/>0x3fa(%rip),%r8 <text:s text:c="7"/># bd0 &lt;__libc_csu_fini&gt;</text:p>
            <text:p text:style-name="P32"><text:s/>7d6:<text:tab/>48 8d 0d 83 03 00 00 <text:tab/>lea <text:s text:c="3"/>0x383(%rip),%rcx <text:s text:c="7"/># b60 &lt;__libc_csu_init&gt;</text:p>
            <text:p text:style-name="P32"><text:s/>7dd:<text:tab/>48 8d 3d 8b 02 00 00 <text:tab/>lea <text:s text:c="3"/>0x28b(%rip),%rdi <text:s text:c="7"/># a6f &lt;main&gt;</text:p>
            <text:p text:style-name="P32"><text:s/>7e4:<text:tab/>ff 15 f6 17 20 00 <text:s text:c="3"/><text:tab/>callq <text:s/>*0x2017f6(%rip) <text:s text:c="7"/># 201fe0 &lt;__libc_start_main@GLIBC_2.2.5&gt;</text:p>
            <text:p text:style-name="P32"><text:s/>7ea:<text:tab/>f4 <text:s text:c="18"/><text:tab/>hlt <text:s text:c="3"/></text:p>
            <text:p text:style-name="P32"><text:s/>7eb:<text:tab/>0f 1f 44 00 00 <text:s text:c="6"/><text:tab/>nopl <text:s text:c="2"/>0x0(%rax,%rax,1)</text:p>
            <text:p text:style-name="P32"/>
            <text:p text:style-name="P32">00000000000007f0 &lt;deregister_tm_clones&gt;:</text:p>
            <text:p text:style-name="P32"><text:s/>7f0:<text:tab/>48 8d 3d 39 18 20 00 <text:tab/>lea <text:s text:c="3"/>0x201839(%rip),%rdi <text:s text:c="7"/># 202030 &lt;__TMC_END__&gt;</text:p>
            <text:p text:style-name="P32"><text:soft-page-break/><text:s/>7f7:<text:tab/>55 <text:s text:c="18"/><text:tab/>push <text:s text:c="2"/>%rbp</text:p>
            <text:p text:style-name="P32"><text:s/>7f8:<text:tab/>48 8d 05 31 18 20 00 <text:tab/>lea <text:s text:c="3"/>0x201831(%rip),%rax <text:s text:c="7"/># 202030 &lt;__TMC_END__&gt;</text:p>
            <text:p text:style-name="P32"><text:s/>7ff:<text:tab/>48 39 f8 <text:s text:c="12"/><text:tab/>cmp <text:s text:c="3"/>%rdi,%rax</text:p>
            <text:p text:style-name="P32"><text:s/>802:<text:tab/>48 89 e5 <text:s text:c="12"/><text:tab/>mov <text:s text:c="3"/>%rsp,%rbp</text:p>
            <text:p text:style-name="P32"><text:s/>805:<text:tab/>74 19 <text:s text:c="15"/><text:tab/>je <text:s text:c="4"/>820 &lt;deregister_tm_clones+0x30&gt;</text:p>
            <text:p text:style-name="P32"><text:s/>807:<text:tab/>48 8b 05 ca 17 20 00 <text:tab/>mov <text:s text:c="3"/>0x2017ca(%rip),%rax <text:s text:c="7"/># 201fd8 &lt;_ITM_deregisterTMCloneTable&gt;</text:p>
            <text:p text:style-name="P32"><text:s/>80e:<text:tab/>48 85 c0 <text:s text:c="12"/><text:tab/>test <text:s text:c="2"/>%rax,%rax</text:p>
            <text:p text:style-name="P32"><text:s/>811:<text:tab/>74 0d <text:s text:c="15"/><text:tab/>je <text:s text:c="4"/>820 &lt;deregister_tm_clones+0x30&gt;</text:p>
            <text:p text:style-name="P32"><text:s/>813:<text:tab/>5d <text:s text:c="18"/><text:tab/>pop <text:s text:c="3"/>%rbp</text:p>
            <text:p text:style-name="P32"><text:s/>814:<text:tab/>ff e0 <text:s text:c="15"/><text:tab/>jmpq <text:s text:c="2"/>*%rax</text:p>
            <text:p text:style-name="P32"><text:s/>816:<text:tab/>66 2e 0f 1f 84 00 00 <text:tab/>nopw <text:s text:c="2"/>%cs:0x0(%rax,%rax,1)</text:p>
            <text:p text:style-name="P32"><text:s/>81d:<text:tab/>00 00 00 </text:p>
            <text:p text:style-name="P32"><text:s/>820:<text:tab/>5d <text:s text:c="18"/><text:tab/>pop <text:s text:c="3"/>%rbp</text:p>
            <text:p text:style-name="P32"><text:s/>821:<text:tab/>c3 <text:s text:c="18"/><text:tab/>retq <text:s text:c="2"/></text:p>
            <text:p text:style-name="P32"><text:s/>822:<text:tab/>0f 1f 40 00 <text:s text:c="9"/><text:tab/>nopl <text:s text:c="2"/>0x0(%rax)</text:p>
            <text:p text:style-name="P32"><text:s/>826:<text:tab/>66 2e 0f 1f 84 00 00 <text:tab/>nopw <text:s text:c="2"/>%cs:0x0(%rax,%rax,1)</text:p>
            <text:p text:style-name="P32"><text:s/>82d:<text:tab/>00 00 00 </text:p>
            <text:p text:style-name="P32"/>
            <text:p text:style-name="P32">0000000000000830 &lt;register_tm_clones&gt;:</text:p>
            <text:p text:style-name="P32"><text:s/>830:<text:tab/>48 8d 3d f9 17 20 00 <text:tab/>lea <text:s text:c="3"/>0x2017f9(%rip),%rdi <text:s text:c="7"/># 202030 &lt;__TMC_END__&gt;</text:p>
            <text:p text:style-name="P32"><text:s/>837:<text:tab/>48 8d 35 f2 17 20 00 <text:tab/>lea <text:s text:c="3"/>0x2017f2(%rip),%rsi <text:s text:c="7"/># 202030 &lt;__TMC_END__&gt;</text:p>
            <text:p text:style-name="P32"><text:s/>83e:<text:tab/>55 <text:s text:c="18"/><text:tab/>push <text:s text:c="2"/>%rbp</text:p>
            <text:p text:style-name="P32"><text:s/>83f:<text:tab/>48 29 fe <text:s text:c="12"/><text:tab/>sub <text:s text:c="3"/>%rdi,%rsi</text:p>
            <text:p text:style-name="P32"><text:s/>842:<text:tab/>48 89 e5 <text:s text:c="12"/><text:tab/>mov <text:s text:c="3"/>%rsp,%rbp</text:p>
            <text:p text:style-name="P32"><text:s/>845:<text:tab/>48 c1 fe 03 <text:s text:c="9"/><text:tab/>sar <text:s text:c="3"/>$0x3,%rsi</text:p>
            <text:p text:style-name="P32"><text:s/>849:<text:tab/>48 89 f0 <text:s text:c="12"/><text:tab/>mov <text:s text:c="3"/>%rsi,%rax</text:p>
            <text:p text:style-name="P32"><text:s/>84c:<text:tab/>48 c1 e8 3f <text:s text:c="9"/><text:tab/>shr <text:s text:c="3"/>$0x3f,%rax</text:p>
            <text:p text:style-name="P32"><text:s/>850:<text:tab/>48 01 c6 <text:s text:c="12"/><text:tab/>add <text:s text:c="3"/>%rax,%rsi</text:p>
            <text:p text:style-name="P32"><text:s/>853:<text:tab/>48 d1 fe <text:s text:c="12"/><text:tab/>sar <text:s text:c="3"/>%rsi</text:p>
            <text:p text:style-name="P32"><text:s/>856:<text:tab/>74 18 <text:s text:c="15"/><text:tab/>je <text:s text:c="4"/>870 &lt;register_tm_clones+0x40&gt;</text:p>
            <text:p text:style-name="P32"><text:s/>858:<text:tab/>48 8b 05 91 17 20 00 <text:tab/>mov <text:s text:c="3"/>0x201791(%rip),%rax <text:s text:c="7"/># 201ff0 &lt;_ITM_registerTMCloneTable&gt;</text:p>
            <text:p text:style-name="P32"><text:s/>85f:<text:tab/>48 85 c0 <text:s text:c="12"/><text:tab/>test <text:s text:c="2"/>%rax,%rax</text:p>
            <text:p text:style-name="P32"><text:s/>862:<text:tab/>74 0c <text:s text:c="15"/><text:tab/>je <text:s text:c="4"/>870 &lt;register_tm_clones+0x40&gt;</text:p>
            <text:p text:style-name="P32"><text:s/>864:<text:tab/>5d <text:s text:c="18"/><text:tab/>pop <text:s text:c="3"/>%rbp</text:p>
            <text:p text:style-name="P32"><text:s/>865:<text:tab/>ff e0 <text:s text:c="15"/><text:tab/>jmpq <text:s text:c="2"/>*%rax</text:p>
            <text:p text:style-name="P32"><text:s/>867:<text:tab/>66 0f 1f 84 00 00 00 <text:tab/>nopw <text:s text:c="2"/>0x0(%rax,%rax,1)</text:p>
            <text:p text:style-name="P32"><text:s/>86e:<text:tab/>00 00 </text:p>
            <text:p text:style-name="P32"><text:s/>870:<text:tab/>5d <text:s text:c="18"/><text:tab/>pop <text:s text:c="3"/>%rbp</text:p>
            <text:p text:style-name="P32"><text:s/>871:<text:tab/>c3 <text:s text:c="18"/><text:tab/>retq <text:s text:c="2"/></text:p>
            <text:p text:style-name="P32"><text:s/>872:<text:tab/>0f 1f 40 00 <text:s text:c="9"/><text:tab/>nopl <text:s text:c="2"/>0x0(%rax)</text:p>
            <text:p text:style-name="P32"><text:s/>876:<text:tab/>66 2e 0f 1f 84 00 00 <text:tab/>nopw <text:s text:c="2"/>%cs:0x0(%rax,%rax,1)</text:p>
            <text:p text:style-name="P32"><text:s/>87d:<text:tab/>00 00 00 </text:p>
            <text:p text:style-name="P32"/>
            <text:p text:style-name="P32">0000000000000880 &lt;__do_global_dtors_aux&gt;:</text:p>
            <text:p text:style-name="P32"><text:s/>880:<text:tab/>80 3d a9 17 20 00 00 <text:tab/>cmpb <text:s text:c="2"/>$0x0,0x2017a9(%rip) <text:s text:c="7"/># 202030 &lt;__TMC_END__&gt;</text:p>
            <text:p text:style-name="P32"><text:soft-page-break/><text:s/>887:<text:tab/>75 2f <text:s text:c="15"/><text:tab/>jne <text:s text:c="3"/>8b8 &lt;__do_global_dtors_aux+0x38&gt;</text:p>
            <text:p text:style-name="P32"><text:s/>889:<text:tab/>48 83 3d 67 17 20 00 <text:tab/>cmpq <text:s text:c="2"/>$0x0,0x201767(%rip) <text:s text:c="7"/># 201ff8 &lt;__cxa_finalize@GLIBC_2.2.5&gt;</text:p>
            <text:p text:style-name="P32"><text:s/>890:<text:tab/>00 </text:p>
            <text:p text:style-name="P32"><text:s/>891:<text:tab/>55 <text:s text:c="18"/><text:tab/>push <text:s text:c="2"/>%rbp</text:p>
            <text:p text:style-name="P32"><text:s/>892:<text:tab/>48 89 e5 <text:s text:c="12"/><text:tab/>mov <text:s text:c="3"/>%rsp,%rbp</text:p>
            <text:p text:style-name="P32"><text:s/>895:<text:tab/>74 0c <text:s text:c="15"/><text:tab/>je <text:s text:c="4"/>8a3 &lt;__do_global_dtors_aux+0x23&gt;</text:p>
            <text:p text:style-name="P32"><text:s/>897:<text:tab/>48 8b 3d 6a 17 20 00 <text:tab/>mov <text:s text:c="3"/>0x20176a(%rip),%rdi <text:s text:c="7"/># 202008 &lt;__dso_handle&gt;</text:p>
            <text:p text:style-name="P32"><text:s/>89e:<text:tab/>e8 0d ff ff ff <text:s text:c="6"/><text:tab/>callq <text:s/>7b0 &lt;__cxa_finalize@plt&gt;</text:p>
            <text:p text:style-name="P32"><text:s/>8a3:<text:tab/>e8 48 ff ff ff <text:s text:c="6"/><text:tab/>callq <text:s/>7f0 &lt;deregister_tm_clones&gt;</text:p>
            <text:p text:style-name="P32"><text:s/>8a8:<text:tab/>c6 05 81 17 20 00 01 <text:tab/>movb <text:s text:c="2"/>$0x1,0x201781(%rip) <text:s text:c="7"/># 202030 &lt;__TMC_END__&gt;</text:p>
            <text:p text:style-name="P32"><text:s/>8af:<text:tab/>5d <text:s text:c="18"/><text:tab/>pop <text:s text:c="3"/>%rbp</text:p>
            <text:p text:style-name="P32"><text:s/>8b0:<text:tab/>c3 <text:s text:c="18"/><text:tab/>retq <text:s text:c="2"/></text:p>
            <text:p text:style-name="P32"><text:s/>8b1:<text:tab/>0f 1f 80 00 00 00 00 <text:tab/>nopl <text:s text:c="2"/>0x0(%rax)</text:p>
            <text:p text:style-name="P32"><text:s/>8b8:<text:tab/>f3 c3 <text:s text:c="15"/><text:tab/>repz retq </text:p>
            <text:p text:style-name="P32"><text:s/>8ba:<text:tab/>66 0f 1f 44 00 00 <text:s text:c="3"/><text:tab/>nopw <text:s text:c="2"/>0x0(%rax,%rax,1)</text:p>
            <text:p text:style-name="P32"/>
            <text:p text:style-name="P32">00000000000008c0 &lt;frame_dummy&gt;:</text:p>
            <text:p text:style-name="P32"><text:s/>8c0:<text:tab/>55 <text:s text:c="18"/><text:tab/>push <text:s text:c="2"/>%rbp</text:p>
            <text:p text:style-name="P32"><text:s/>8c1:<text:tab/>48 89 e5 <text:s text:c="12"/><text:tab/>mov <text:s text:c="3"/>%rsp,%rbp</text:p>
            <text:p text:style-name="P32"><text:s/>8c4:<text:tab/>5d <text:s text:c="18"/><text:tab/>pop <text:s text:c="3"/>%rbp</text:p>
            <text:p text:style-name="P32"><text:s/>8c5:<text:tab/>e9 66 ff ff ff <text:s text:c="6"/><text:tab/>jmpq <text:s text:c="2"/>830 &lt;register_tm_clones&gt;</text:p>
            <text:p text:style-name="P32"/>
            <text:p text:style-name="P32">00000000000008ca &lt;checkPita&gt;:</text:p>
            <text:p text:style-name="P32"><text:s/></text:p>
            <text:p text:style-name="P32">unsigned char cumple = 0;</text:p>
            <text:p text:style-name="P32">static double eps = 0.001;</text:p>
            <text:p text:style-name="P32"/>
            <text:p text:style-name="P32">// sen2+ cos2 = 1</text:p>
            <text:p text:style-name="P32">void checkPita(double ang) {</text:p>
            <text:p text:style-name="P32"><text:s/>8ca:<text:tab/>55 <text:s text:c="18"/><text:tab/>push <text:s text:c="2"/>%rbp</text:p>
            <text:p text:style-name="P32"><text:s/>8cb:<text:tab/>48 89 e5 <text:s text:c="12"/><text:tab/>mov <text:s text:c="3"/>%rsp,%rbp</text:p>
            <text:p text:style-name="P32"><text:s/>8ce:<text:tab/>48 83 ec 30 <text:s text:c="9"/><text:tab/>sub <text:s text:c="3"/>$0x30,%rsp</text:p>
            <text:p text:style-name="P32"><text:s/>8d2:<text:tab/>f2 0f 11 45 e8 <text:s text:c="6"/><text:tab/>movsd <text:s/>%xmm0,-0x18(%rbp)</text:p>
            <text:p text:style-name="P32"><text:s text:c="2"/>double sin2 = sinDeg(ang)*sinDeg(ang);</text:p>
            <text:p text:style-name="P32"><text:s/>8d7:<text:tab/>48 8b 45 e8 <text:s text:c="9"/><text:tab/>mov <text:s text:c="3"/>-0x18(%rbp),%rax</text:p>
            <text:p text:style-name="P32"><text:s/>8db:<text:tab/>48 89 45 e0 <text:s text:c="9"/><text:tab/>mov <text:s text:c="3"/>%rax,-0x20(%rbp)</text:p>
            <text:p text:style-name="P32"><text:s/>8df:<text:tab/>f2 0f 10 45 e0 <text:s text:c="6"/><text:tab/>movsd <text:s/>-0x20(%rbp),%xmm0</text:p>
            <text:p text:style-name="P32"><text:s/>8e4:<text:tab/>e8 8e 00 00 00 <text:s text:c="6"/><text:tab/>callq <text:s/>977 &lt;sinDeg&gt;</text:p>
            <text:p text:style-name="P32"><text:s/>8e9:<text:tab/>f2 0f 11 45 e0 <text:s text:c="6"/><text:tab/>movsd <text:s/>%xmm0,-0x20(%rbp)</text:p>
            <text:p text:style-name="P32"><text:s/>8ee:<text:tab/>48 8b 45 e8 <text:s text:c="9"/><text:tab/>mov <text:s text:c="3"/>-0x18(%rbp),%rax</text:p>
            <text:p text:style-name="P32"><text:s/>8f2:<text:tab/>48 89 45 d8 <text:s text:c="9"/><text:tab/>mov <text:s text:c="3"/>%rax,-0x28(%rbp)</text:p>
            <text:p text:style-name="P32"><text:s/>8f6:<text:tab/>f2 0f 10 45 d8 <text:s text:c="6"/><text:tab/>movsd <text:s/>-0x28(%rbp),%xmm0</text:p>
            <text:p text:style-name="P32"><text:s/>8fb:<text:tab/>e8 77 00 00 00 <text:s text:c="6"/><text:tab/>callq <text:s/>977 &lt;sinDeg&gt;</text:p>
            <text:p text:style-name="P32"><text:s/>900:<text:tab/>f2 0f 59 45 e0 <text:s text:c="6"/><text:tab/>mulsd <text:s/>-0x20(%rbp),%xmm0</text:p>
            <text:p text:style-name="P32"><text:s/>905:<text:tab/>f2 0f 11 45 f0 <text:s text:c="6"/><text:tab/>movsd <text:s/>%xmm0,-0x10(%rbp)</text:p>
            <text:p text:style-name="P32"><text:s text:c="2"/>double cos2 = cosDeg(ang)*cosDeg(ang);</text:p>
            <text:p text:style-name="P32"><text:s/>90a:<text:tab/>48 8b 45 e8 <text:s text:c="9"/><text:tab/>mov <text:s text:c="3"/>-0x18(%rbp),%rax</text:p>
            <text:p text:style-name="P32"><text:s/>90e:<text:tab/>48 89 45 e0 <text:s text:c="9"/><text:tab/>mov <text:s text:c="3"/>%rax,-0x20(%rbp)</text:p>
            <text:p text:style-name="P32"><text:soft-page-break/><text:s/>912:<text:tab/>f2 0f 10 45 e0 <text:s text:c="6"/><text:tab/>movsd <text:s/>-0x20(%rbp),%xmm0</text:p>
            <text:p text:style-name="P32"><text:s/>917:<text:tab/>e8 9a 00 00 00 <text:s text:c="6"/><text:tab/>callq <text:s/>9b6 &lt;cosDeg&gt;</text:p>
            <text:p text:style-name="P32"><text:s/>91c:<text:tab/>f2 0f 11 45 e0 <text:s text:c="6"/><text:tab/>movsd <text:s/>%xmm0,-0x20(%rbp)</text:p>
            <text:p text:style-name="P32"><text:s/>921:<text:tab/>48 8b 45 e8 <text:s text:c="9"/><text:tab/>mov <text:s text:c="3"/>-0x18(%rbp),%rax</text:p>
            <text:p text:style-name="P32"><text:s/>925:<text:tab/>48 89 45 d8 <text:s text:c="9"/><text:tab/>mov <text:s text:c="3"/>%rax,-0x28(%rbp)</text:p>
            <text:p text:style-name="P32"><text:s/>929:<text:tab/>f2 0f 10 45 d8 <text:s text:c="6"/><text:tab/>movsd <text:s/>-0x28(%rbp),%xmm0</text:p>
            <text:p text:style-name="P32"><text:s/>92e:<text:tab/>e8 83 00 00 00 <text:s text:c="6"/><text:tab/>callq <text:s/>9b6 &lt;cosDeg&gt;</text:p>
            <text:p text:style-name="P32"><text:s/>933:<text:tab/>f2 0f 59 45 e0 <text:s text:c="6"/><text:tab/>mulsd <text:s/>-0x20(%rbp),%xmm0</text:p>
            <text:p text:style-name="P32"><text:s/>938:<text:tab/>f2 0f 11 45 f8 <text:s text:c="6"/><text:tab/>movsd <text:s/>%xmm0,-0x8(%rbp)</text:p>
            <text:p text:style-name="P32"><text:s text:c="2"/>cumple = fabs((sin2+cos2)-1)&lt; eps ? 1: 0;</text:p>
            <text:p text:style-name="P32"><text:s/>93d:<text:tab/>f2 0f 10 45 f0 <text:s text:c="6"/><text:tab/>movsd <text:s/>-0x10(%rbp),%xmm0</text:p>
            <text:p text:style-name="P32"><text:s/>942:<text:tab/>f2 0f 58 45 f8 <text:s text:c="6"/><text:tab/>addsd <text:s/>-0x8(%rbp),%xmm0</text:p>
            <text:p text:style-name="P32"><text:s/>947:<text:tab/>f2 0f 10 0d a1 02 00 <text:tab/>movsd <text:s/>0x2a1(%rip),%xmm1 <text:s text:c="7"/># bf0 &lt;_IO_stdin_used+0x10&gt;</text:p>
            <text:p text:style-name="P32"><text:s/>94e:<text:tab/>00 </text:p>
            <text:p text:style-name="P32"><text:s/>94f:<text:tab/>f2 0f 5c c1 <text:s text:c="9"/><text:tab/>subsd <text:s/>%xmm1,%xmm0</text:p>
            <text:p text:style-name="P32"><text:s/>953:<text:tab/>f3 0f 7e 0d a5 02 00 <text:tab/>movq <text:s text:c="2"/>0x2a5(%rip),%xmm1 <text:s text:c="7"/># c00 &lt;_IO_stdin_used+0x20&gt;</text:p>
            <text:p text:style-name="P32"><text:s/>95a:<text:tab/>00 </text:p>
            <text:p text:style-name="P32"><text:s/>95b:<text:tab/>66 0f 54 c1 <text:s text:c="9"/><text:tab/>andpd <text:s/>%xmm1,%xmm0</text:p>
            <text:p text:style-name="P32"><text:s/>95f:<text:tab/>f2 0f 10 0d a9 16 20 <text:tab/>movsd <text:s/>0x2016a9(%rip),%xmm1 <text:s text:c="7"/># 202010 &lt;eps&gt;</text:p>
            <text:p text:style-name="P32"><text:s/>966:<text:tab/>00 </text:p>
            <text:p text:style-name="P32"><text:s/>967:<text:tab/>66 0f 2e c8 <text:s text:c="9"/><text:tab/>ucomisd %xmm0,%xmm1</text:p>
            <text:p text:style-name="P32"><text:s/>96b:<text:tab/>0f 97 c0 <text:s text:c="12"/><text:tab/>seta <text:s text:c="2"/>%al</text:p>
            <text:p text:style-name="P32"><text:s/>96e:<text:tab/>88 05 bd 16 20 00 <text:s text:c="3"/><text:tab/>mov <text:s text:c="3"/>%al,0x2016bd(%rip) <text:s text:c="7"/># 202031 &lt;cumple&gt;</text:p>
            <text:p text:style-name="P32"><text:s/>974:<text:tab/>90 <text:s text:c="18"/><text:tab/>nop</text:p>
            <text:p text:style-name="P32"><text:s/>975:<text:tab/>c9 <text:s text:c="18"/><text:tab/>leaveq </text:p>
            <text:p text:style-name="P32"><text:s/>976:<text:tab/>c3 <text:s text:c="18"/><text:tab/>retq <text:s text:c="2"/></text:p>
            <text:p text:style-name="P32"/>
            <text:p text:style-name="P32">0000000000000977 &lt;sinDeg&gt;:</text:p>
            <text:p text:style-name="P32">#include &lt;math.h&gt;</text:p>
            <text:p text:style-name="P32"/>
            <text:p text:style-name="P32">#include "trigo_grados.h"</text:p>
            <text:p text:style-name="P32"/>
            <text:p text:style-name="P32">// recibe el angulo en grados</text:p>
            <text:p text:style-name="P32">double sinDeg(double x) {</text:p>
            <text:p text:style-name="P32"><text:s/>977:<text:tab/>55 <text:s text:c="18"/><text:tab/>push <text:s text:c="2"/>%rbp</text:p>
            <text:p text:style-name="P32"><text:s/>978:<text:tab/>48 89 e5 <text:s text:c="12"/><text:tab/>mov <text:s text:c="3"/>%rsp,%rbp</text:p>
            <text:p text:style-name="P32"><text:s/>97b:<text:tab/>48 83 ec 10 <text:s text:c="9"/><text:tab/>sub <text:s text:c="3"/>$0x10,%rsp</text:p>
            <text:p text:style-name="P32"><text:s/>97f:<text:tab/>f2 0f 11 45 f8 <text:s text:c="6"/><text:tab/>movsd <text:s/>%xmm0,-0x8(%rbp)</text:p>
            <text:p text:style-name="P32"><text:s/>return sin( (x*M_PI)/180.0 );</text:p>
            <text:p text:style-name="P32"><text:s/>984:<text:tab/>f2 0f 10 4d f8 <text:s text:c="6"/><text:tab/>movsd <text:s/>-0x8(%rbp),%xmm1</text:p>
            <text:p text:style-name="P32"><text:s/>989:<text:tab/>f2 0f 10 05 7f 02 00 <text:tab/>movsd <text:s/>0x27f(%rip),%xmm0 <text:s text:c="7"/># c10 &lt;_IO_stdin_used+0x30&gt;</text:p>
            <text:p text:style-name="P32"><text:s/>990:<text:tab/>00 </text:p>
            <text:p text:style-name="P32"><text:s/>991:<text:tab/>f2 0f 59 c1 <text:s text:c="9"/><text:tab/>mulsd <text:s/>%xmm1,%xmm0</text:p>
            <text:p text:style-name="P32"><text:s/>995:<text:tab/>f2 0f 10 0d 7b 02 00 <text:tab/>movsd <text:s/>0x27b(%rip),%xmm1 <text:s text:c="7"/># c18 &lt;_IO_stdin_used+0x38&gt;</text:p>
            <text:p text:style-name="P32"><text:s/>99c:<text:tab/>00 </text:p>
            <text:p text:style-name="P32"><text:soft-page-break/><text:s/>99d:<text:tab/>f2 0f 5e c1 <text:s text:c="9"/><text:tab/>divsd <text:s/>%xmm1,%xmm0</text:p>
            <text:p text:style-name="P32"><text:s/>9a1:<text:tab/>e8 da fd ff ff <text:s text:c="6"/><text:tab/>callq <text:s/>780 &lt;sin@plt&gt;</text:p>
            <text:p text:style-name="P32"><text:s/>9a6:<text:tab/>66 48 0f 7e c0 <text:s text:c="6"/><text:tab/>movq <text:s text:c="2"/>%xmm0,%rax</text:p>
            <text:p text:style-name="P32"><text:s/>9ab:<text:tab/>48 89 45 f0 <text:s text:c="9"/><text:tab/>mov <text:s text:c="3"/>%rax,-0x10(%rbp)</text:p>
            <text:p text:style-name="P32"><text:s/>9af:<text:tab/>f2 0f 10 45 f0 <text:s text:c="6"/><text:tab/>movsd <text:s/>-0x10(%rbp),%xmm0</text:p>
            <text:p text:style-name="P32">}</text:p>
            <text:p text:style-name="P32"><text:s/>9b4:<text:tab/>c9 <text:s text:c="18"/><text:tab/>leaveq </text:p>
            <text:p text:style-name="P32"><text:s/>9b5:<text:tab/>c3 <text:s text:c="18"/><text:tab/>retq <text:s text:c="2"/></text:p>
            <text:p text:style-name="P32"/>
            <text:p text:style-name="P32">00000000000009b6 &lt;cosDeg&gt;:</text:p>
            <text:p text:style-name="P32"/>
            <text:p text:style-name="P32"/>
            <text:p text:style-name="P32">double cosDeg(double x) {</text:p>
            <text:p text:style-name="P32"><text:s/>9b6:<text:tab/>55 <text:s text:c="18"/><text:tab/>push <text:s text:c="2"/>%rbp</text:p>
            <text:p text:style-name="P32"><text:s/>9b7:<text:tab/>48 89 e5 <text:s text:c="12"/><text:tab/>mov <text:s text:c="3"/>%rsp,%rbp</text:p>
            <text:p text:style-name="P32"><text:s/>9ba:<text:tab/>48 83 ec 10 <text:s text:c="9"/><text:tab/>sub <text:s text:c="3"/>$0x10,%rsp</text:p>
            <text:p text:style-name="P32"><text:s/>9be:<text:tab/>f2 0f 11 45 f8 <text:s text:c="6"/><text:tab/>movsd <text:s/>%xmm0,-0x8(%rbp)</text:p>
            <text:p text:style-name="P32"><text:s/>return cos( (x*M_PI)/180.0 );</text:p>
            <text:p text:style-name="P32"><text:s/>9c3:<text:tab/>f2 0f 10 4d f8 <text:s text:c="6"/><text:tab/>movsd <text:s/>-0x8(%rbp),%xmm1</text:p>
            <text:p text:style-name="P32"><text:s/>9c8:<text:tab/>f2 0f 10 05 40 02 00 <text:tab/>movsd <text:s/>0x240(%rip),%xmm0 <text:s text:c="7"/># c10 &lt;_IO_stdin_used+0x30&gt;</text:p>
            <text:p text:style-name="P32"><text:s/>9cf:<text:tab/>00 </text:p>
            <text:p text:style-name="P32"><text:s/>9d0:<text:tab/>f2 0f 59 c1 <text:s text:c="9"/><text:tab/>mulsd <text:s/>%xmm1,%xmm0</text:p>
            <text:p text:style-name="P32"><text:s/>9d4:<text:tab/>f2 0f 10 0d 3c 02 00 <text:tab/>movsd <text:s/>0x23c(%rip),%xmm1 <text:s text:c="7"/># c18 &lt;_IO_stdin_used+0x38&gt;</text:p>
            <text:p text:style-name="P32"><text:s/>9db:<text:tab/>00 </text:p>
            <text:p text:style-name="P32"><text:s/>9dc:<text:tab/>f2 0f 5e c1 <text:s text:c="9"/><text:tab/>divsd <text:s/>%xmm1,%xmm0</text:p>
            <text:p text:style-name="P32"><text:s/>9e0:<text:tab/>e8 7b fd ff ff <text:s text:c="6"/><text:tab/>callq <text:s/>760 &lt;cos@plt&gt;</text:p>
            <text:p text:style-name="P32"><text:s/>9e5:<text:tab/>66 48 0f 7e c0 <text:s text:c="6"/><text:tab/>movq <text:s text:c="2"/>%xmm0,%rax</text:p>
            <text:p text:style-name="P32"><text:s/>9ea:<text:tab/>48 89 45 f0 <text:s text:c="9"/><text:tab/>mov <text:s text:c="3"/>%rax,-0x10(%rbp)</text:p>
            <text:p text:style-name="P32"><text:s/>9ee:<text:tab/>f2 0f 10 45 f0 <text:s text:c="6"/><text:tab/>movsd <text:s/>-0x10(%rbp),%xmm0</text:p>
            <text:p text:style-name="P32"><text:s/>9f3:<text:tab/>c9 <text:s text:c="18"/><text:tab/>leaveq </text:p>
            <text:p text:style-name="P32"><text:s/>9f4:<text:tab/>c3 <text:s text:c="18"/><text:tab/>retq <text:s text:c="2"/></text:p>
            <text:p text:style-name="P32"/>
            <text:p text:style-name="P32">00000000000009f5 &lt;asinDeg&gt;:</text:p>
            <text:p text:style-name="P32">#include &lt;math.h&gt;</text:p>
            <text:p text:style-name="P32"/>
            <text:p text:style-name="P32">#include "trigo_grados.h"</text:p>
            <text:p text:style-name="P32"/>
            <text:p text:style-name="P32">double asinDeg(double x) {</text:p>
            <text:p text:style-name="P32"><text:s/>9f5:<text:tab/>55 <text:s text:c="18"/><text:tab/>push <text:s text:c="2"/>%rbp</text:p>
            <text:p text:style-name="P32"><text:s/>9f6:<text:tab/>48 89 e5 <text:s text:c="12"/><text:tab/>mov <text:s text:c="3"/>%rsp,%rbp</text:p>
            <text:p text:style-name="P32"><text:s/>9f9:<text:tab/>48 83 ec 10 <text:s text:c="9"/><text:tab/>sub <text:s text:c="3"/>$0x10,%rsp</text:p>
            <text:p text:style-name="P32"><text:s/>9fd:<text:tab/>f2 0f 11 45 f8 <text:s text:c="6"/><text:tab/>movsd <text:s/>%xmm0,-0x8(%rbp)</text:p>
            <text:p text:style-name="P32"><text:s/>return (asin(x)*M_PI)/180.0;</text:p>
            <text:p text:style-name="P32"><text:s/>a02:<text:tab/>48 8b 45 f8 <text:s text:c="9"/><text:tab/>mov <text:s text:c="3"/>-0x8(%rbp),%rax</text:p>
            <text:p text:style-name="P32"><text:s/>a06:<text:tab/>48 89 45 f0 <text:s text:c="9"/><text:tab/>mov <text:s text:c="3"/>%rax,-0x10(%rbp)</text:p>
            <text:p text:style-name="P32"><text:s/>a0a:<text:tab/>f2 0f 10 45 f0 <text:s text:c="6"/><text:tab/>movsd <text:s/>-0x10(%rbp),%xmm0</text:p>
            <text:p text:style-name="P32"><text:s/>a0f:<text:tab/>e8 8c fd ff ff <text:s text:c="6"/><text:tab/>callq <text:s/>7a0 &lt;asin@plt&gt;</text:p>
            <text:p text:style-name="P32"><text:s/>a14:<text:tab/>66 0f 28 c8 <text:s text:c="9"/><text:tab/>movapd %xmm0,%xmm1</text:p>
            <text:p text:style-name="P32"><text:s/>a18:<text:tab/>f2 0f 10 05 00 02 00 <text:tab/>movsd <text:s/>0x200(%rip),%xmm0 <text:s text:c="7"/># c20 <text:soft-page-break/>&lt;_IO_stdin_used+0x40&gt;</text:p>
            <text:p text:style-name="P32"><text:s/>a1f:<text:tab/>00 </text:p>
            <text:p text:style-name="P32"><text:s/>a20:<text:tab/>f2 0f 59 c1 <text:s text:c="9"/><text:tab/>mulsd <text:s/>%xmm1,%xmm0</text:p>
            <text:p text:style-name="P32"><text:s/>a24:<text:tab/>f2 0f 10 0d fc 01 00 <text:tab/>movsd <text:s/>0x1fc(%rip),%xmm1 <text:s text:c="7"/># c28 &lt;_IO_stdin_used+0x48&gt;</text:p>
            <text:p text:style-name="P32"><text:s/>a2b:<text:tab/>00 </text:p>
            <text:p text:style-name="P32"><text:s/>a2c:<text:tab/>f2 0f 5e c1 <text:s text:c="9"/><text:tab/>divsd <text:s/>%xmm1,%xmm0</text:p>
            <text:p text:style-name="P32">}</text:p>
            <text:p text:style-name="P32"><text:s/>a30:<text:tab/>c9 <text:s text:c="18"/><text:tab/>leaveq </text:p>
            <text:p text:style-name="P32"><text:s/>a31:<text:tab/>c3 <text:s text:c="18"/><text:tab/>retq <text:s text:c="2"/></text:p>
            <text:p text:style-name="P32"/>
            <text:p text:style-name="P32">0000000000000a32 &lt;acosDeg&gt;:</text:p>
            <text:p text:style-name="P32"/>
            <text:p text:style-name="P32"/>
            <text:p text:style-name="P32">double acosDeg(double x) {</text:p>
            <text:p text:style-name="P32"><text:s/>a32:<text:tab/>55 <text:s text:c="18"/><text:tab/>push <text:s text:c="2"/>%rbp</text:p>
            <text:p text:style-name="P32"><text:s/>a33:<text:tab/>48 89 e5 <text:s text:c="12"/><text:tab/>mov <text:s text:c="3"/>%rsp,%rbp</text:p>
            <text:p text:style-name="P32"><text:s/>a36:<text:tab/>48 83 ec 10 <text:s text:c="9"/><text:tab/>sub <text:s text:c="3"/>$0x10,%rsp</text:p>
            <text:p text:style-name="P32"><text:s/>a3a:<text:tab/>f2 0f 11 45 f8 <text:s text:c="6"/><text:tab/>movsd <text:s/>%xmm0,-0x8(%rbp)</text:p>
            <text:p text:style-name="P32"><text:s/>return (acos(x)*M_PI)/180.0;</text:p>
            <text:p text:style-name="P32"><text:s/>a3f:<text:tab/>48 8b 45 f8 <text:s text:c="9"/><text:tab/>mov <text:s text:c="3"/>-0x8(%rbp),%rax</text:p>
            <text:p text:style-name="P32"><text:s/>a43:<text:tab/>48 89 45 f0 <text:s text:c="9"/><text:tab/>mov <text:s text:c="3"/>%rax,-0x10(%rbp)</text:p>
            <text:p text:style-name="P32"><text:s/>a47:<text:tab/>f2 0f 10 45 f0 <text:s text:c="6"/><text:tab/>movsd <text:s/>-0x10(%rbp),%xmm0</text:p>
            <text:p text:style-name="P32"><text:s/>a4c:<text:tab/>e8 1f fd ff ff <text:s text:c="6"/><text:tab/>callq <text:s/>770 &lt;acos@plt&gt;</text:p>
            <text:p text:style-name="P32"><text:s/>a51:<text:tab/>66 0f 28 c8 <text:s text:c="9"/><text:tab/>movapd %xmm0,%xmm1</text:p>
            <text:p text:style-name="P32"><text:s/>a55:<text:tab/>f2 0f 10 05 c3 01 00 <text:tab/>movsd <text:s/>0x1c3(%rip),%xmm0 <text:s text:c="7"/># c20 &lt;_IO_stdin_used+0x40&gt;</text:p>
            <text:p text:style-name="P32"><text:s/>a5c:<text:tab/>00 </text:p>
            <text:p text:style-name="P32"><text:s/>a5d:<text:tab/>f2 0f 59 c1 <text:s text:c="9"/><text:tab/>mulsd <text:s/>%xmm1,%xmm0</text:p>
            <text:p text:style-name="P32"><text:s/>a61:<text:tab/>f2 0f 10 0d bf 01 00 <text:tab/>movsd <text:s/>0x1bf(%rip),%xmm1 <text:s text:c="7"/># c28 &lt;_IO_stdin_used+0x48&gt;</text:p>
            <text:p text:style-name="P32"><text:s/>a68:<text:tab/>00 </text:p>
            <text:p text:style-name="P32"><text:s/>a69:<text:tab/>f2 0f 5e c1 <text:s text:c="9"/><text:tab/>divsd <text:s/>%xmm1,%xmm0</text:p>
            <text:p text:style-name="P32">}</text:p>
            <text:p text:style-name="P32"><text:s/>a6d:<text:tab/>c9 <text:s text:c="18"/><text:tab/>leaveq </text:p>
            <text:p text:style-name="P32"><text:s/>a6e:<text:tab/>c3 <text:s text:c="18"/><text:tab/>retq <text:s text:c="2"/></text:p>
            <text:p text:style-name="P32"/>
            <text:p text:style-name="P32">0000000000000a6f &lt;main&gt;:</text:p>
            <text:p text:style-name="P32">#include "trigo_grados.h"</text:p>
            <text:p text:style-name="P32"/>
            <text:p text:style-name="P32">char* cad[2] = {"No se cumple", "Se cumple"};</text:p>
            <text:p text:style-name="P32">extern unsigned char cumple;</text:p>
            <text:p text:style-name="P32"/>
            <text:p text:style-name="P32">int main() {</text:p>
            <text:p text:style-name="P32"><text:s/>a6f:<text:tab/>55 <text:s text:c="18"/><text:tab/>push <text:s text:c="2"/>%rbp</text:p>
            <text:p text:style-name="P32"><text:s/>a70:<text:tab/>48 89 e5 <text:s text:c="12"/><text:tab/>mov <text:s text:c="3"/>%rsp,%rbp</text:p>
            <text:p text:style-name="P32"><text:s/>a73:<text:tab/>53 <text:s text:c="18"/><text:tab/>push <text:s text:c="2"/>%rbx</text:p>
            <text:p text:style-name="P32"><text:s/>a74:<text:tab/>48 83 ec 28 <text:s text:c="9"/><text:tab/>sub <text:s text:c="3"/>$0x28,%rsp</text:p>
            <text:p text:style-name="P32"><text:s/>a78:<text:tab/>64 48 8b 04 25 28 00 <text:tab/>mov <text:s text:c="3"/>%fs:0x28,%rax</text:p>
            <text:p text:style-name="P32"><text:s/>a7f:<text:tab/>00 00 </text:p>
            <text:p text:style-name="P32"><text:s/>a81:<text:tab/>48 89 45 e8 <text:s text:c="9"/><text:tab/>mov <text:s text:c="3"/>%rax,-0x18(%rbp)</text:p>
            <text:p text:style-name="P32"><text:soft-page-break/><text:s/>a85:<text:tab/>31 c0 <text:s text:c="15"/><text:tab/>xor <text:s text:c="3"/>%eax,%eax</text:p>
            <text:p text:style-name="P32"><text:s text:c="3"/>double x;</text:p>
            <text:p text:style-name="P32"><text:s text:c="3"/>printf("Introduce un angulo en grados: ");</text:p>
            <text:p text:style-name="P32"><text:s/>a87:<text:tab/>48 8d 3d ba 01 00 00 <text:tab/>lea <text:s text:c="3"/>0x1ba(%rip),%rdi <text:s text:c="7"/># c48 &lt;_IO_stdin_used+0x68&gt;</text:p>
            <text:p text:style-name="P32"><text:s/>a8e:<text:tab/>b8 00 00 00 00 <text:s text:c="6"/><text:tab/>mov <text:s text:c="3"/>$0x0,%eax</text:p>
            <text:p text:style-name="P32"><text:s/>a93:<text:tab/>e8 b8 fc ff ff <text:s text:c="6"/><text:tab/>callq <text:s/>750 &lt;printf@plt&gt;</text:p>
            <text:p text:style-name="P32"><text:s text:c="3"/>scanf("%lf",&amp;x);</text:p>
            <text:p text:style-name="P32"><text:s/>a98:<text:tab/>48 8d 45 e0 <text:s text:c="9"/><text:tab/>lea <text:s text:c="3"/>-0x20(%rbp),%rax</text:p>
            <text:p text:style-name="P32"><text:s/>a9c:<text:tab/>48 89 c6 <text:s text:c="12"/><text:tab/>mov <text:s text:c="3"/>%rax,%rsi</text:p>
            <text:p text:style-name="P32"><text:s/>a9f:<text:tab/>48 8d 3d c2 01 00 00 <text:tab/>lea <text:s text:c="3"/>0x1c2(%rip),%rdi <text:s text:c="7"/># c68 &lt;_IO_stdin_used+0x88&gt;</text:p>
            <text:p text:style-name="P32"><text:s/>aa6:<text:tab/>b8 00 00 00 00 <text:s text:c="6"/><text:tab/>mov <text:s text:c="3"/>$0x0,%eax</text:p>
            <text:p text:style-name="P32"><text:s/>aab:<text:tab/>e8 e0 fc ff ff <text:s text:c="6"/><text:tab/>callq <text:s/>790 &lt;__isoc99_scanf@plt&gt;</text:p>
            <text:p text:style-name="P32"><text:s text:c="3"/>printf("\n");</text:p>
            <text:p text:style-name="P32"><text:s/>ab0:<text:tab/>bf 0a 00 00 00 <text:s text:c="6"/><text:tab/>mov <text:s text:c="3"/>$0xa,%edi</text:p>
            <text:p text:style-name="P32"><text:s/>ab5:<text:tab/>e8 76 fc ff ff <text:s text:c="6"/><text:tab/>callq <text:s/>730 &lt;putchar@plt&gt;</text:p>
            <text:p text:style-name="P32"><text:s text:c="3"/>checkPita(x);</text:p>
            <text:p text:style-name="P32"><text:s/>aba:<text:tab/>48 8b 45 e0 <text:s text:c="9"/><text:tab/>mov <text:s text:c="3"/>-0x20(%rbp),%rax</text:p>
            <text:p text:style-name="P32"><text:s/>abe:<text:tab/>48 89 45 d8 <text:s text:c="9"/><text:tab/>mov <text:s text:c="3"/>%rax,-0x28(%rbp)</text:p>
            <text:p text:style-name="P32"><text:s/>ac2:<text:tab/>f2 0f 10 45 d8 <text:s text:c="6"/><text:tab/>movsd <text:s/>-0x28(%rbp),%xmm0</text:p>
            <text:p text:style-name="P32"><text:s/>ac7:<text:tab/>e8 fe fd ff ff <text:s text:c="6"/><text:tab/>callq <text:s/>8ca &lt;checkPita&gt;</text:p>
            <text:p text:style-name="P32"><text:s text:c="3"/>printf("Ang: %lf sin()=%lf cos()=%lf. Identidad pitagorica: %s\n",</text:p>
            <text:p text:style-name="P32"><text:s/>acc:<text:tab/>0f b6 05 5e 15 20 00 <text:tab/>movzbl 0x20155e(%rip),%eax <text:s text:c="7"/># 202031 &lt;cumple&gt;</text:p>
            <text:p text:style-name="P32"><text:s/>ad3:<text:tab/>0f b6 c0 <text:s text:c="12"/><text:tab/>movzbl %al,%eax</text:p>
            <text:p text:style-name="P32"><text:s/>ad6:<text:tab/>48 98 <text:s text:c="15"/><text:tab/>cltq <text:s text:c="2"/></text:p>
            <text:p text:style-name="P32"><text:s/>ad8:<text:tab/>48 8d 14 c5 00 00 00 <text:tab/>lea <text:s text:c="3"/>0x0(,%rax,8),%rdx</text:p>
            <text:p text:style-name="P32"><text:s/>adf:<text:tab/>00 </text:p>
            <text:p text:style-name="P32"><text:s/>ae0:<text:tab/>48 8d 05 39 15 20 00 <text:tab/>lea <text:s text:c="3"/>0x201539(%rip),%rax <text:s text:c="7"/># 202020 &lt;cad&gt;</text:p>
            <text:p text:style-name="P32"><text:s/>ae7:<text:tab/>48 8b 1c 02 <text:s text:c="9"/><text:tab/>mov <text:s text:c="3"/>(%rdx,%rax,1),%rbx</text:p>
            <text:p text:style-name="P32"><text:s/>aeb:<text:tab/>48 8b 45 e0 <text:s text:c="9"/><text:tab/>mov <text:s text:c="3"/>-0x20(%rbp),%rax</text:p>
            <text:p text:style-name="P32"><text:s/>aef:<text:tab/>48 89 45 d8 <text:s text:c="9"/><text:tab/>mov <text:s text:c="3"/>%rax,-0x28(%rbp)</text:p>
            <text:p text:style-name="P32"><text:s/>af3:<text:tab/>f2 0f 10 45 d8 <text:s text:c="6"/><text:tab/>movsd <text:s/>-0x28(%rbp),%xmm0</text:p>
            <text:p text:style-name="P32"><text:s/>af8:<text:tab/>e8 b9 fe ff ff <text:s text:c="6"/><text:tab/>callq <text:s/>9b6 &lt;cosDeg&gt;</text:p>
            <text:p text:style-name="P32"><text:s/>afd:<text:tab/>f2 0f 11 45 d8 <text:s text:c="6"/><text:tab/>movsd <text:s/>%xmm0,-0x28(%rbp)</text:p>
            <text:p text:style-name="P32"><text:s/>b02:<text:tab/>48 8b 45 e0 <text:s text:c="9"/><text:tab/>mov <text:s text:c="3"/>-0x20(%rbp),%rax</text:p>
            <text:p text:style-name="P32"><text:s/>b06:<text:tab/>48 89 45 d0 <text:s text:c="9"/><text:tab/>mov <text:s text:c="3"/>%rax,-0x30(%rbp)</text:p>
            <text:p text:style-name="P32"><text:s/>b0a:<text:tab/>f2 0f 10 45 d0 <text:s text:c="6"/><text:tab/>movsd <text:s/>-0x30(%rbp),%xmm0</text:p>
            <text:p text:style-name="P32"><text:s/>b0f:<text:tab/>e8 63 fe ff ff <text:s text:c="6"/><text:tab/>callq <text:s/>977 &lt;sinDeg&gt;</text:p>
            <text:p text:style-name="P32"><text:s/>b14:<text:tab/>48 8b 45 e0 <text:s text:c="9"/><text:tab/>mov <text:s text:c="3"/>-0x20(%rbp),%rax</text:p>
            <text:p text:style-name="P32"><text:s/>b18:<text:tab/>48 89 de <text:s text:c="12"/><text:tab/>mov <text:s text:c="3"/>%rbx,%rsi</text:p>
            <text:p text:style-name="P32"><text:s/>b1b:<text:tab/>f2 0f 10 55 d8 <text:s text:c="6"/><text:tab/>movsd <text:s/>-0x28(%rbp),%xmm2</text:p>
            <text:p text:style-name="P32"><text:s/>b20:<text:tab/>66 0f 28 c8 <text:s text:c="9"/><text:tab/>movapd %xmm0,%xmm1</text:p>
            <text:p text:style-name="P32"><text:s/>b24:<text:tab/>48 89 45 d8 <text:s text:c="9"/><text:tab/>mov <text:s text:c="3"/>%rax,-0x28(%rbp)</text:p>
            <text:p text:style-name="P32"><text:s/>b28:<text:tab/>f2 0f 10 45 d8 <text:s text:c="6"/><text:tab/>movsd <text:s/>-0x28(%rbp),%xmm0</text:p>
            <text:p text:style-name="P32"><text:s/>b2d:<text:tab/>48 8d 3d 3c 01 00 00 <text:tab/>lea <text:s text:c="3"/>0x13c(%rip),%rdi <text:s text:c="7"/># c70 &lt;_IO_stdin_used+0x90&gt;</text:p>
            <text:p text:style-name="P32"><text:s/>b34:<text:tab/>b8 03 00 00 00 <text:s text:c="6"/><text:tab/>mov <text:s text:c="3"/>$0x3,%eax</text:p>
            <text:p text:style-name="P32"><text:s/>b39:<text:tab/>e8 12 fc ff ff <text:s text:c="6"/><text:tab/>callq <text:s/>750 &lt;printf@plt&gt;</text:p>
            <text:p text:style-name="P32"><text:soft-page-break/><text:tab/>x,sinDeg(x),cosDeg(x),cad[cumple]); <text:s/><text:tab/> </text:p>
            <text:p text:style-name="P32"><text:s text:c="3"/>return 0;</text:p>
            <text:p text:style-name="P32"><text:s/>b3e:<text:tab/>b8 00 00 00 00 <text:s text:c="6"/><text:tab/>mov <text:s text:c="3"/>$0x0,%eax</text:p>
            <text:p text:style-name="P32"><text:s/>b43:<text:tab/>48 8b 4d e8 <text:s text:c="9"/><text:tab/>mov <text:s text:c="3"/>-0x18(%rbp),%rcx</text:p>
            <text:p text:style-name="P32"><text:s/>b47:<text:tab/>64 48 33 0c 25 28 00 <text:tab/>xor <text:s text:c="3"/>%fs:0x28,%rcx</text:p>
            <text:p text:style-name="P32"><text:s/>b4e:<text:tab/>00 00 </text:p>
            <text:p text:style-name="P32"><text:s/>b50:<text:tab/>74 05 <text:s text:c="15"/><text:tab/>je <text:s text:c="4"/>b57 &lt;main+0xe8&gt;</text:p>
            <text:p text:style-name="P32"><text:s/>b52:<text:tab/>e8 e9 fb ff ff <text:s text:c="6"/><text:tab/>callq <text:s/>740 &lt;__stack_chk_fail@plt&gt;</text:p>
            <text:p text:style-name="P32"><text:s/>b57:<text:tab/>48 83 c4 28 <text:s text:c="9"/><text:tab/>add <text:s text:c="3"/>$0x28,%rsp</text:p>
            <text:p text:style-name="P32"><text:s/>b5b:<text:tab/>5b <text:s text:c="18"/><text:tab/>pop <text:s text:c="3"/>%rbx</text:p>
            <text:p text:style-name="P32"><text:s/>b5c:<text:tab/>5d <text:s text:c="18"/><text:tab/>pop <text:s text:c="3"/>%rbp</text:p>
            <text:p text:style-name="P32"><text:s/>b5d:<text:tab/>c3 <text:s text:c="18"/><text:tab/>retq <text:s text:c="2"/></text:p>
            <text:p text:style-name="P32"><text:s/>b5e:<text:tab/>66 90 <text:s text:c="15"/><text:tab/>xchg <text:s text:c="2"/>%ax,%ax</text:p>
            <text:p text:style-name="P32"/>
            <text:p text:style-name="P32">0000000000000b60 &lt;__libc_csu_init&gt;:</text:p>
            <text:p text:style-name="P32"><text:s/>b60:<text:tab/>41 57 <text:s text:c="15"/><text:tab/>push <text:s text:c="2"/>%r15</text:p>
            <text:p text:style-name="P32"><text:s/>b62:<text:tab/>41 56 <text:s text:c="15"/><text:tab/>push <text:s text:c="2"/>%r14</text:p>
            <text:p text:style-name="P32"><text:s/>b64:<text:tab/>49 89 d7 <text:s text:c="12"/><text:tab/>mov <text:s text:c="3"/>%rdx,%r15</text:p>
            <text:p text:style-name="P32"><text:s/>b67:<text:tab/>41 55 <text:s text:c="15"/><text:tab/>push <text:s text:c="2"/>%r13</text:p>
            <text:p text:style-name="P32"><text:s/>b69:<text:tab/>41 54 <text:s text:c="15"/><text:tab/>push <text:s text:c="2"/>%r12</text:p>
            <text:p text:style-name="P32"><text:s/>b6b:<text:tab/>4c 8d 25 fe 11 20 00 <text:tab/>lea <text:s text:c="3"/>0x2011fe(%rip),%r12 <text:s text:c="7"/># 201d70 &lt;__frame_dummy_init_array_entry&gt;</text:p>
            <text:p text:style-name="P32"><text:s/>b72:<text:tab/>55 <text:s text:c="18"/><text:tab/>push <text:s text:c="2"/>%rbp</text:p>
            <text:p text:style-name="P32"><text:s/>b73:<text:tab/>48 8d 2d fe 11 20 00 <text:tab/>lea <text:s text:c="3"/>0x2011fe(%rip),%rbp <text:s text:c="7"/># 201d78 &lt;__init_array_end&gt;</text:p>
            <text:p text:style-name="P32"><text:s/>b7a:<text:tab/>53 <text:s text:c="18"/><text:tab/>push <text:s text:c="2"/>%rbx</text:p>
            <text:p text:style-name="P32"><text:s/>b7b:<text:tab/>41 89 fd <text:s text:c="12"/><text:tab/>mov <text:s text:c="3"/>%edi,%r13d</text:p>
            <text:p text:style-name="P32"><text:s/>b7e:<text:tab/>49 89 f6 <text:s text:c="12"/><text:tab/>mov <text:s text:c="3"/>%rsi,%r14</text:p>
            <text:p text:style-name="P32"><text:s/>b81:<text:tab/>4c 29 e5 <text:s text:c="12"/><text:tab/>sub <text:s text:c="3"/>%r12,%rbp</text:p>
            <text:p text:style-name="P32"><text:s/>b84:<text:tab/>48 83 ec 08 <text:s text:c="9"/><text:tab/>sub <text:s text:c="3"/>$0x8,%rsp</text:p>
            <text:p text:style-name="P32"><text:s/>b88:<text:tab/>48 c1 fd 03 <text:s text:c="9"/><text:tab/>sar <text:s text:c="3"/>$0x3,%rbp</text:p>
            <text:p text:style-name="P32"><text:s/>b8c:<text:tab/>e8 77 fb ff ff <text:s text:c="6"/><text:tab/>callq <text:s/>708 &lt;_init&gt;</text:p>
            <text:p text:style-name="P32"><text:s/>b91:<text:tab/>48 85 ed <text:s text:c="12"/><text:tab/>test <text:s text:c="2"/>%rbp,%rbp</text:p>
            <text:p text:style-name="P32"><text:s/>b94:<text:tab/>74 20 <text:s text:c="15"/><text:tab/>je <text:s text:c="4"/>bb6 &lt;__libc_csu_init+0x56&gt;</text:p>
            <text:p text:style-name="P32"><text:s/>b96:<text:tab/>31 db <text:s text:c="15"/><text:tab/>xor <text:s text:c="3"/>%ebx,%ebx</text:p>
            <text:p text:style-name="P32"><text:s/>b98:<text:tab/>0f 1f 84 00 00 00 00 <text:tab/>nopl <text:s text:c="2"/>0x0(%rax,%rax,1)</text:p>
            <text:p text:style-name="P32"><text:s/>b9f:<text:tab/>00 </text:p>
            <text:p text:style-name="P32"><text:s/>ba0:<text:tab/>4c 89 fa <text:s text:c="12"/><text:tab/>mov <text:s text:c="3"/>%r15,%rdx</text:p>
            <text:p text:style-name="P32"><text:s/>ba3:<text:tab/>4c 89 f6 <text:s text:c="12"/><text:tab/>mov <text:s text:c="3"/>%r14,%rsi</text:p>
            <text:p text:style-name="P32"><text:s/>ba6:<text:tab/>44 89 ef <text:s text:c="12"/><text:tab/>mov <text:s text:c="3"/>%r13d,%edi</text:p>
            <text:p text:style-name="P32"><text:s/>ba9:<text:tab/>41 ff 14 dc <text:s text:c="9"/><text:tab/>callq <text:s/>*(%r12,%rbx,8)</text:p>
            <text:p text:style-name="P32"><text:s/>bad:<text:tab/>48 83 c3 01 <text:s text:c="9"/><text:tab/>add <text:s text:c="3"/>$0x1,%rbx</text:p>
            <text:p text:style-name="P32"><text:s/>bb1:<text:tab/>48 39 dd <text:s text:c="12"/><text:tab/>cmp <text:s text:c="3"/>%rbx,%rbp</text:p>
            <text:p text:style-name="P32"><text:s/>bb4:<text:tab/>75 ea <text:s text:c="15"/><text:tab/>jne <text:s text:c="3"/>ba0 &lt;__libc_csu_init+0x40&gt;</text:p>
            <text:p text:style-name="P32"><text:s/>bb6:<text:tab/>48 83 c4 08 <text:s text:c="9"/><text:tab/>add <text:s text:c="3"/>$0x8,%rsp</text:p>
            <text:p text:style-name="P32"><text:s/>bba:<text:tab/>5b <text:s text:c="18"/><text:tab/>pop <text:s text:c="3"/>%rbx</text:p>
            <text:p text:style-name="P32"><text:s/>bbb:<text:tab/>5d <text:s text:c="18"/><text:tab/>pop <text:s text:c="3"/>%rbp</text:p>
            <text:p text:style-name="P32"><text:s/>bbc:<text:tab/>41 5c <text:s text:c="15"/><text:tab/>pop <text:s text:c="3"/>%r12</text:p>
            <text:p text:style-name="P32"><text:s/>bbe:<text:tab/>41 5d <text:s text:c="15"/><text:tab/>pop <text:s text:c="3"/>%r13</text:p>
            <text:p text:style-name="P32"><text:s/>bc0:<text:tab/>41 5e <text:s text:c="15"/><text:tab/>pop <text:s text:c="3"/>%r14</text:p>
            <text:p text:style-name="P32"><text:s/>bc2:<text:tab/>41 5f <text:s text:c="15"/><text:tab/>pop <text:s text:c="3"/>%r15</text:p>
            <text:p text:style-name="P32"><text:soft-page-break/><text:s/>bc4:<text:tab/>c3 <text:s text:c="18"/><text:tab/>retq <text:s text:c="2"/></text:p>
            <text:p text:style-name="P32"><text:s/>bc5:<text:tab/>90 <text:s text:c="18"/><text:tab/>nop</text:p>
            <text:p text:style-name="P32"><text:s/>bc6:<text:tab/>66 2e 0f 1f 84 00 00 <text:tab/>nopw <text:s text:c="2"/>%cs:0x0(%rax,%rax,1)</text:p>
            <text:p text:style-name="P32"><text:s/>bcd:<text:tab/>00 00 00 </text:p>
            <text:p text:style-name="P32"/>
            <text:p text:style-name="P32">0000000000000bd0 &lt;__libc_csu_fini&gt;:</text:p>
            <text:p text:style-name="P32"><text:s/>bd0:<text:tab/>f3 c3 <text:s text:c="15"/><text:tab/>repz retq </text:p>
            <text:p text:style-name="P32"/>
            <text:p text:style-name="P32">Desensamblado de la sección .fini:</text:p>
            <text:p text:style-name="P32"/>
            <text:p text:style-name="P32">0000000000000bd4 &lt;_fini&gt;:</text:p>
            <text:p text:style-name="P32"><text:s/>bd4:<text:tab/>48 83 ec 08 <text:s text:c="9"/><text:tab/>sub <text:s text:c="3"/>$0x8,%rsp</text:p>
            <text:p text:style-name="P32"><text:s/>bd8:<text:tab/>48 83 c4 08 <text:s text:c="9"/><text:tab/>add <text:s text:c="3"/>$0x8,%rsp</text:p>
            <text:p text:style-name="P32"><text:s/>bdc:<text:tab/>c3 <text:s text:c="18"/><text:tab/>retq</text:p>
            <text:p text:style-name="P16"/>
            <text:p text:style-name="P16"/>
            <text:p text:style-name="P30">Es el lenguaje Ensamblador.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Standard"/>
      <text:p text:style-name="Heading_20_2"><text:bookmark text:name="_n7frmspkg750"/>ANEXO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2">main.c</text:p>
          </table:table-cell>
        </table:table-row>
        <table:table-row table:style-name="Tabla17.1">
          <table:table-cell table:style-name="Tabla17.A1" office:value-type="string">
            <text:p text:style-name="P16"><text:span text:style-name="T13">#include </text:span><text:span text:style-name="T14">&lt;</text:span><text:span text:style-name="T16">stdio.h</text:span><text:span text:style-name="T14">&gt;</text:span></text:p>
            <text:p text:style-name="P20"/>
            <text:p text:style-name="P16"><text:span text:style-name="T13">#include </text:span><text:span text:style-name="T14">"</text:span><text:span text:style-name="T16">aux.h</text:span><text:span text:style-name="T14">"</text:span></text:p>
            <text:p text:style-name="P16"><text:span text:style-name="T13">#include </text:span><text:span text:style-name="T14">"</text:span><text:span text:style-name="T16">trigo_grados.h</text:span><text:span text:style-name="T14">"</text:span></text:p>
            <text:p text:style-name="P20"/>
            <text:p text:style-name="P16"><text:span text:style-name="T15">char</text:span><text:span text:style-name="T17">*</text:span><text:span text:style-name="T4"> cad</text:span><text:span text:style-name="T17">[</text:span><text:span text:style-name="T18">2</text:span><text:span text:style-name="T17">]</text:span><text:span text:style-name="T4"> </text:span><text:span text:style-name="T17">=</text:span><text:span text:style-name="T4"> </text:span><text:span text:style-name="T19">{</text:span><text:span text:style-name="T14">"</text:span><text:span text:style-name="T20">No se cumple</text:span><text:span text:style-name="T14">"</text:span><text:span text:style-name="T17">,</text:span><text:span text:style-name="T4"> </text:span><text:span text:style-name="T14">"</text:span><text:span text:style-name="T20">Se cumple</text:span><text:span text:style-name="T14">"</text:span><text:span text:style-name="T19">};</text:span></text:p>
            <text:p text:style-name="P16"><text:span text:style-name="T15">extern</text:span><text:span text:style-name="T4"> </text:span><text:span text:style-name="T15">unsigned</text:span><text:span text:style-name="T4"> </text:span><text:span text:style-name="T15">char</text:span><text:span text:style-name="T4"> cumple</text:span><text:span text:style-name="T19">;</text:span></text:p>
            <text:p text:style-name="P20"/>
            <text:p text:style-name="P16"><text:span text:style-name="T15">int</text:span><text:span text:style-name="T4"> </text:span><text:span text:style-name="T21">main</text:span><text:span text:style-name="T17">()</text:span><text:span text:style-name="T4"> </text:span><text:span text:style-name="T19">{</text:span></text:p>
            <text:p text:style-name="P16"><text:span text:style-name="T4"><text:s text:c="3"/></text:span><text:span text:style-name="T15">double</text:span><text:span text:style-name="T4"> x</text:span><text:span text:style-name="T19">;</text:span></text:p>
            <text:p text:style-name="P16"><text:span text:style-name="T4"><text:s text:c="3"/></text:span><text:span text:style-name="T22">printf</text:span><text:span text:style-name="T17">(</text:span><text:span text:style-name="T14">"</text:span><text:span text:style-name="T20">Introduce un angulo en grados: </text:span><text:span text:style-name="T14">"</text:span><text:span text:style-name="T17">)</text:span><text:span text:style-name="T19">;</text:span></text:p>
            <text:p text:style-name="P16"><text:span text:style-name="T4"><text:s text:c="3"/></text:span><text:span text:style-name="T22">scanf</text:span><text:span text:style-name="T17">(</text:span><text:span text:style-name="T14">"</text:span><text:span text:style-name="T23">%lf</text:span><text:span text:style-name="T14">"</text:span><text:span text:style-name="T17">,&amp;</text:span><text:span text:style-name="T4">x</text:span><text:span text:style-name="T17">)</text:span><text:span text:style-name="T19">;</text:span></text:p>
            <text:p text:style-name="P16"><text:span text:style-name="T4"><text:s text:c="3"/></text:span><text:span text:style-name="T22">printf</text:span><text:span text:style-name="T17">(</text:span><text:span text:style-name="T14">"</text:span><text:span text:style-name="T24">\n</text:span><text:span text:style-name="T14">"</text:span><text:span text:style-name="T17">)</text:span><text:span text:style-name="T19">;</text:span></text:p>
            <text:p text:style-name="P16"><text:span text:style-name="T4"><text:s text:c="3"/>checkPita</text:span><text:span text:style-name="T17">(</text:span><text:span text:style-name="T4">x</text:span><text:span text:style-name="T17">)</text:span><text:span text:style-name="T19">;</text:span></text:p>
            <text:p text:style-name="P16"><text:span text:style-name="T4"><text:s text:c="3"/></text:span><text:span text:style-name="T22">printf</text:span><text:span text:style-name="T17">(</text:span><text:span text:style-name="T14">"</text:span><text:span text:style-name="T20">Ang: </text:span><text:span text:style-name="T23">%lf</text:span><text:span text:style-name="T20"> sin()=</text:span><text:span text:style-name="T23">%lf</text:span><text:span text:style-name="T20"> cos()=</text:span><text:span text:style-name="T23">%lf</text:span><text:span text:style-name="T20">. Identidad pitagorica: </text:span><text:span text:style-name="T23">%s</text:span><text:span text:style-name="T24">\n</text:span><text:span text:style-name="T14">"</text:span><text:span text:style-name="T17">,</text:span></text:p>
            <text:p text:style-name="P16"><text:span text:style-name="T4"><text:tab/>x</text:span><text:span text:style-name="T17">,</text:span><text:span text:style-name="T4">sinDeg</text:span><text:span text:style-name="T17">(</text:span><text:span text:style-name="T4">x</text:span><text:span text:style-name="T17">),</text:span><text:span text:style-name="T4">cosDeg</text:span><text:span text:style-name="T17">(</text:span><text:span text:style-name="T4">x</text:span><text:span text:style-name="T17">),</text:span><text:span text:style-name="T4">cad</text:span><text:span text:style-name="T17">[</text:span><text:span text:style-name="T4">cumple</text:span><text:span text:style-name="T17">])</text:span><text:span text:style-name="T19">;</text:span><text:span text:style-name="T4"> <text:s/><text:tab/> </text:span></text:p>
            <text:p text:style-name="P16"><text:span text:style-name="T4"><text:s text:c="3"/></text:span><text:span text:style-name="T15">return</text:span><text:span text:style-name="T4"> </text:span><text:span text:style-name="T18">0</text:span><text:span text:style-name="T19">;</text:span></text:p>
            <text:p text:style-name="P23">}</text:p>
          </table:table-cell>
        </table:table-row>
      </table:table>
      <text:p text:style-name="Standard"/>
      <table:table table:name="Tabla18" table:style-name="Tabla18">
        <table:table-column table:style-name="Tabla18.A"/>
        <text:soft-page-break/>
        <table:table-row table:style-name="Tabla18.1">
          <table:table-cell table:style-name="Tabla18.A1" office:value-type="string">
            <text:p text:style-name="P22">sincos.c</text:p>
          </table:table-cell>
        </table:table-row>
        <table:table-row table:style-name="Tabla18.1">
          <table:table-cell table:style-name="Tabla18.A1" office:value-type="string">
            <text:p text:style-name="P16"><text:span text:style-name="T13">#include </text:span><text:span text:style-name="T14">&lt;</text:span><text:span text:style-name="T16">math.h</text:span><text:span text:style-name="T14">&gt;</text:span></text:p>
            <text:p text:style-name="P20"/>
            <text:p text:style-name="P16"><text:span text:style-name="T13">#include </text:span><text:span text:style-name="T14">"</text:span><text:span text:style-name="T16">trigo_grados.h</text:span><text:span text:style-name="T14">"</text:span></text:p>
            <text:p text:style-name="P20"/>
            <text:p text:style-name="P24">// recibe el angulo en grados</text:p>
            <text:p text:style-name="P16"><text:span text:style-name="T15">double</text:span><text:span text:style-name="T4"> sinDeg</text:span><text:span text:style-name="T17">(</text:span><text:span text:style-name="T15">double</text:span><text:span text:style-name="T4"> x</text:span><text:span text:style-name="T17">)</text:span><text:span text:style-name="T4"> </text:span><text:span text:style-name="T19">{</text:span></text:p>
            <text:p text:style-name="P16"><text:span text:style-name="T4"><text:s/></text:span><text:span text:style-name="T15">return</text:span><text:span text:style-name="T4"> </text:span><text:span text:style-name="T22">sin</text:span><text:span text:style-name="T17">(</text:span><text:span text:style-name="T4"> </text:span><text:span text:style-name="T17">(</text:span><text:span text:style-name="T4">x</text:span><text:span text:style-name="T17">*</text:span><text:span text:style-name="T4">M_PI</text:span><text:span text:style-name="T17">)/</text:span><text:span text:style-name="T25">180.0</text:span><text:span text:style-name="T4"> </text:span><text:span text:style-name="T17">)</text:span><text:span text:style-name="T19">;</text:span></text:p>
            <text:p text:style-name="P23">}</text:p>
            <text:p text:style-name="P20"/>
            <text:p text:style-name="P20"/>
            <text:p text:style-name="P16"><text:span text:style-name="T15">double</text:span><text:span text:style-name="T4"> cosDeg</text:span><text:span text:style-name="T17">(</text:span><text:span text:style-name="T15">double</text:span><text:span text:style-name="T4"> x</text:span><text:span text:style-name="T17">)</text:span><text:span text:style-name="T4"> </text:span><text:span text:style-name="T19">{</text:span></text:p>
            <text:p text:style-name="P16"><text:span text:style-name="T4"><text:s/></text:span><text:span text:style-name="T15">return</text:span><text:span text:style-name="T4"> </text:span><text:span text:style-name="T22">cos</text:span><text:span text:style-name="T17">(</text:span><text:span text:style-name="T4"> </text:span><text:span text:style-name="T17">(</text:span><text:span text:style-name="T4">x</text:span><text:span text:style-name="T17">*</text:span><text:span text:style-name="T4">M_PI</text:span><text:span text:style-name="T17">)/</text:span><text:span text:style-name="T25">180.0</text:span><text:span text:style-name="T4"> </text:span><text:span text:style-name="T17">)</text:span><text:span text:style-name="T19">;</text:span></text:p>
            <text:p text:style-name="P23">}</text:p>
          </table:table-cell>
        </table:table-row>
      </table:table>
      <text:p text:style-name="Standard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22">asinacos.c</text:p>
          </table:table-cell>
        </table:table-row>
        <table:table-row table:style-name="Tabla19.1">
          <table:table-cell table:style-name="Tabla19.A1" office:value-type="string">
            <text:p text:style-name="P16"><text:span text:style-name="T13">#include </text:span><text:span text:style-name="T14">&lt;</text:span><text:span text:style-name="T16">math.h</text:span><text:span text:style-name="T14">&gt;</text:span></text:p>
            <text:p text:style-name="P20"/>
            <text:p text:style-name="P16"><text:span text:style-name="T13">#include </text:span><text:span text:style-name="T14">"</text:span><text:span text:style-name="T16">trigo_grados.h</text:span><text:span text:style-name="T14">"</text:span></text:p>
            <text:p text:style-name="P20"/>
            <text:p text:style-name="P24">// devuelve el angulo en grados</text:p>
            <text:p text:style-name="P16"><text:span text:style-name="T15">double</text:span><text:span text:style-name="T4"> asinDeg</text:span><text:span text:style-name="T17">(</text:span><text:span text:style-name="T15">double</text:span><text:span text:style-name="T4"> x</text:span><text:span text:style-name="T17">)</text:span><text:span text:style-name="T4"> </text:span><text:span text:style-name="T19">{</text:span></text:p>
            <text:p text:style-name="P16"><text:span text:style-name="T4"><text:s/></text:span><text:span text:style-name="T15">return</text:span><text:span text:style-name="T4"> </text:span><text:span text:style-name="T17">(</text:span><text:span text:style-name="T22">asin</text:span><text:span text:style-name="T17">(</text:span><text:span text:style-name="T4">x</text:span><text:span text:style-name="T17">)*</text:span><text:span text:style-name="T4">M_PI</text:span><text:span text:style-name="T17">)/</text:span><text:span text:style-name="T25">180.0</text:span><text:span text:style-name="T19">;</text:span></text:p>
            <text:p text:style-name="P23">}</text:p>
            <text:p text:style-name="P20"/>
            <text:p text:style-name="P20"/>
            <text:p text:style-name="P16"><text:span text:style-name="T15">double</text:span><text:span text:style-name="T4"> acosDeg</text:span><text:span text:style-name="T17">(</text:span><text:span text:style-name="T15">double</text:span><text:span text:style-name="T4"> x</text:span><text:span text:style-name="T17">)</text:span><text:span text:style-name="T4"> </text:span><text:span text:style-name="T19">{</text:span></text:p>
            <text:p text:style-name="P16"><text:span text:style-name="T4"><text:s/></text:span><text:span text:style-name="T15">return</text:span><text:span text:style-name="T4"> </text:span><text:span text:style-name="T17">(</text:span><text:span text:style-name="T22">acos</text:span><text:span text:style-name="T17">(</text:span><text:span text:style-name="T4">x</text:span><text:span text:style-name="T17">)*</text:span><text:span text:style-name="T4">M_PI</text:span><text:span text:style-name="T17">)/</text:span><text:span text:style-name="T25">180.0</text:span><text:span text:style-name="T19">;</text:span></text:p>
            <text:p text:style-name="P23">}</text:p>
          </table:table-cell>
        </table:table-row>
      </table:table>
      <text:p text:style-name="Standard"/>
      <text:p text:style-name="Standard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22">aux.h</text:p>
          </table:table-cell>
        </table:table-row>
        <table:table-row table:style-name="Tabla20.1">
          <table:table-cell table:style-name="Tabla20.A1" office:value-type="string">
            <text:p text:style-name="P25">#ifndef _AUX_H</text:p>
            <text:p text:style-name="P25">#define _AUX_H</text:p>
            <text:p text:style-name="P20"/>
            <text:p text:style-name="P16"><text:span text:style-name="T15">void</text:span><text:span text:style-name="T4"> checkPita</text:span><text:span text:style-name="T17">(</text:span><text:span text:style-name="T15">double</text:span><text:span text:style-name="T4"> ang</text:span><text:span text:style-name="T17">)</text:span><text:span text:style-name="T19">;</text:span></text:p>
            <text:p text:style-name="P20"/>
            <text:p text:style-name="P25">#endif</text:p>
          </table:table-cell>
        </table:table-row>
        <table:table-row table:style-name="Tabla20.1">
          <table:table-cell table:style-name="Tabla20.A1" office:value-type="string">
            <text:p text:style-name="P22">aux.c</text:p>
          </table:table-cell>
        </table:table-row>
        <table:table-row table:style-name="Tabla20.1">
          <table:table-cell table:style-name="Tabla20.A1" office:value-type="string">
            <text:p text:style-name="P16"><text:span text:style-name="T13">#include </text:span><text:span text:style-name="T14">&lt;</text:span><text:span text:style-name="T16">math.h</text:span><text:span text:style-name="T14">&gt;</text:span></text:p>
            <text:p text:style-name="P20"/>
            <text:p text:style-name="P16"><text:span text:style-name="T13">#include </text:span><text:span text:style-name="T14">"</text:span><text:span text:style-name="T16">aux.h</text:span><text:span text:style-name="T14">"</text:span></text:p>
            <text:p text:style-name="P16"><text:span text:style-name="T13">#include </text:span><text:span text:style-name="T14">"</text:span><text:span text:style-name="T16">trigo_grados.h</text:span><text:span text:style-name="T14">"</text:span></text:p>
            <text:p text:style-name="P20"><text:s/></text:p>
            <text:p text:style-name="P16"><text:span text:style-name="T15">unsigned</text:span><text:span text:style-name="T4"> </text:span><text:span text:style-name="T15">char</text:span><text:span text:style-name="T4"> cumple </text:span><text:span text:style-name="T17">=</text:span><text:span text:style-name="T4"> </text:span><text:span text:style-name="T18">0</text:span><text:span text:style-name="T19">;</text:span></text:p>
            <text:p text:style-name="P16"><text:span text:style-name="T15">static</text:span><text:span text:style-name="T4"> </text:span><text:span text:style-name="T15">double</text:span><text:span text:style-name="T4"> eps </text:span><text:span text:style-name="T17">=</text:span><text:span text:style-name="T4"> </text:span><text:span text:style-name="T25">0.001</text:span><text:span text:style-name="T19">;</text:span></text:p>
            <text:p text:style-name="P20"/>
            <text:p text:style-name="P24">// sen2+ cos2 = 1</text:p>
            <text:p text:style-name="P16"><text:span text:style-name="T15">void</text:span><text:span text:style-name="T4"> checkPita</text:span><text:span text:style-name="T17">(</text:span><text:span text:style-name="T15">double</text:span><text:span text:style-name="T4"> ang</text:span><text:span text:style-name="T17">)</text:span><text:span text:style-name="T4"> </text:span><text:span text:style-name="T19">{</text:span></text:p>
            <text:p text:style-name="P16"><text:span text:style-name="T4"><text:s text:c="2"/></text:span><text:span text:style-name="T15">double</text:span><text:span text:style-name="T4"> sin2 </text:span><text:span text:style-name="T17">=</text:span><text:span text:style-name="T4"> sinDeg</text:span><text:span text:style-name="T17">(</text:span><text:span text:style-name="T4">ang</text:span><text:span text:style-name="T17">)*</text:span><text:span text:style-name="T4">sinDeg</text:span><text:span text:style-name="T17">(</text:span><text:span text:style-name="T4">ang</text:span><text:span text:style-name="T17">)</text:span><text:span text:style-name="T19">;</text:span></text:p>
            <text:p text:style-name="P16"><text:soft-page-break/><text:span text:style-name="T4"><text:s text:c="2"/></text:span><text:span text:style-name="T15">double</text:span><text:span text:style-name="T4"> cos2 </text:span><text:span text:style-name="T17">=</text:span><text:span text:style-name="T4"> cosDeg</text:span><text:span text:style-name="T17">(</text:span><text:span text:style-name="T4">ang</text:span><text:span text:style-name="T17">)*</text:span><text:span text:style-name="T4">cosDeg</text:span><text:span text:style-name="T17">(</text:span><text:span text:style-name="T4">ang</text:span><text:span text:style-name="T17">)</text:span><text:span text:style-name="T19">;</text:span></text:p>
            <text:p text:style-name="P16"><text:span text:style-name="T4"><text:s text:c="2"/>cumple </text:span><text:span text:style-name="T17">=</text:span><text:span text:style-name="T4"> </text:span><text:span text:style-name="T22">fabs</text:span><text:span text:style-name="T17">((</text:span><text:span text:style-name="T4">sin2</text:span><text:span text:style-name="T17">+</text:span><text:span text:style-name="T4">cos2</text:span><text:span text:style-name="T17">)-</text:span><text:span text:style-name="T18">1</text:span><text:span text:style-name="T17">)&lt;</text:span><text:span text:style-name="T4"> eps </text:span><text:span text:style-name="T19">?</text:span><text:span text:style-name="T4"> </text:span><text:span text:style-name="T18">1</text:span><text:span text:style-name="T19">:</text:span><text:span text:style-name="T4"> </text:span><text:span text:style-name="T18">0</text:span><text:span text:style-name="T19">;</text:span></text:p>
            <text:p text:style-name="P23">}</text:p>
          </table:table-cell>
        </table:table-row>
      </table:table>
      <text:p text:style-name="Standard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22">trigo_grados.h</text:p>
          </table:table-cell>
        </table:table-row>
        <table:table-row table:style-name="Tabla21.1">
          <table:table-cell table:style-name="Tabla21.A1" office:value-type="string">
            <text:p text:style-name="P25">#ifndef _TRIGOGRADOS_H</text:p>
            <text:p text:style-name="P25">#define _TRIGOGRADOS_H</text:p>
            <text:p text:style-name="P20"/>
            <text:p text:style-name="P16"><text:span text:style-name="T13">#include </text:span><text:span text:style-name="T14">&lt;</text:span><text:span text:style-name="T16">math.h</text:span><text:span text:style-name="T14">&gt;</text:span></text:p>
            <text:p text:style-name="P20"/>
            <text:p text:style-name="P16"><text:span text:style-name="T15">double</text:span><text:span text:style-name="T4"> sinDeg</text:span><text:span text:style-name="T17">(</text:span><text:span text:style-name="T15">double</text:span><text:span text:style-name="T4"> x</text:span><text:span text:style-name="T17">)</text:span><text:span text:style-name="T19">;</text:span></text:p>
            <text:p text:style-name="P16"><text:span text:style-name="T15">double</text:span><text:span text:style-name="T4"> cosDeg</text:span><text:span text:style-name="T17">(</text:span><text:span text:style-name="T15">double</text:span><text:span text:style-name="T4"> x</text:span><text:span text:style-name="T17">)</text:span><text:span text:style-name="T19">;</text:span></text:p>
            <text:p text:style-name="P16"><text:span text:style-name="T15">double</text:span><text:span text:style-name="T4"> asinDeg</text:span><text:span text:style-name="T17">(</text:span><text:span text:style-name="T15">double</text:span><text:span text:style-name="T4"> x</text:span><text:span text:style-name="T17">)</text:span><text:span text:style-name="T19">;</text:span></text:p>
            <text:p text:style-name="P16"><text:span text:style-name="T15">double</text:span><text:span text:style-name="T4"> acosDeg</text:span><text:span text:style-name="T17">(</text:span><text:span text:style-name="T15">double</text:span><text:span text:style-name="T4"> x</text:span><text:span text:style-name="T17">)</text:span><text:span text:style-name="T19">;</text:span></text:p>
            <text:p text:style-name="P20"/>
            <text:p text:style-name="P25">#endif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color="#ff0000" style:font-name="Cambria" fo:font-family="Cambria" style:font-family-generic="roman" style:font-pitch="variable" fo:font-size="18pt" style:font-name-asian="Cambria1" style:font-family-asian="Cambria" style:font-family-generic-asian="system" style:font-pitch-asian="variable" style:font-size-asian="18pt" style:font-name-complex="Cambria1" style:font-family-complex="Cambr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text-align="justify" style:justify-single-word="false" fo:keep-together="always" fo:keep-with-next="always"/>
      <style:text-properties fo:color="#4a86e8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38761d" style:font-name="Cambria" fo:font-family="Cambria" style:font-family-generic="roman" style:font-pitch="variable" fo:font-size="14pt" style:font-name-asian="Cambria1" style:font-family-asian="Cambria" style:font-family-generic-asian="system" style:font-pitch-asian="variable" style:font-size-asian="14pt" style:font-name-complex="Cambria1" style:font-family-complex="Cambri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normal" style:font-name-asian="Arial2" style:font-family-asian="Arial" style:font-family-generic-asian="system" style:font-pitch-asian="variable" style:font-weight-asian="normal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2" style:family="table">
      <style:table-properties style:width="17.621cm" fo:margin-top="0cm" fo:margin-bottom="0cm" table:align="center"/>
    </style:style>
    <style:style style:name="Tabla22.A" style:family="table-column">
      <style:table-column-properties style:column-width="17.621cm"/>
    </style:style>
    <style:style style:name="Tabla22.1" style:family="table-row">
      <style:table-row-properties style:min-row-height="1.852cm" fo:keep-together="auto"/>
    </style:style>
    <style:style style:name="Tabla22.A1" style:family="table-cell">
      <style:table-cell-properties style:vertical-align="middle" fo:padding="0.176cm" fo:border="1pt solid #000000"/>
    </style:style>
    <style:style style:name="Tabla22.2" style:family="table-row">
      <style:table-row-properties fo:keep-together="auto"/>
    </style:style>
    <style:style style:name="Tabla22.A2" style:family="table-cell">
      <style:table-cell-properties fo:padding="0.176cm" fo:border="1pt solid #000000"/>
    </style:style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/>
      <style:text-properties style:font-name="Arial" fo:font-size="11pt" style:font-name-asian="Arial2" style:font-size-asian="11pt" style:font-name-complex="Arial2" style:font-size-complex="11pt"/>
    </style:style>
    <style:style style:name="MP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Arial" fo:font-size="10pt" style:font-name-asian="Arial2" style:font-size-asian="10pt" style:font-name-complex="Arial2" style:font-size-complex="10pt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size="10pt" fo:font-weight="bold" style:font-name-asian="Arial2" style:font-size-asian="10pt" style:font-weight-asian="bold" style:font-name-complex="Arial2" style:font-size-complex="10pt"/>
    </style:style>
    <style:style style:name="MP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</style:style>
    <style:style style:name="MP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Consolas" fo:font-size="10pt" style:font-name-asian="Consolas1" style:font-size-asian="10pt" style:font-name-complex="Consolas1" style:font-size-complex="10pt"/>
    </style:style>
    <style:style style:name="MP7" style:family="paragraph" style:parent-style-name="Standard">
      <style:paragraph-properties fo:margin-top="0cm" fo:margin-bottom="0cm" loext:contextual-spacing="false" fo:line-height="100%"/>
      <style:text-properties style:font-name="Arial" fo:font-size="11pt" style:font-name-asian="Arial2" style:font-size-asian="11pt" style:font-name-complex="Arial2" style:font-size-complex="11pt"/>
    </style:style>
    <style:style style:name="MT1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MT2" style:family="text">
      <style:text-properties style:font-name="Consolas" fo:font-size="10pt" style:font-name-asian="Consolas1" style:font-size-asian="10pt" style:font-name-complex="Consolas1" style:font-size-complex="10pt"/>
    </style:style>
    <style:style style:name="MT3" style:family="text">
      <style:text-properties style:font-name="Consolas" fo:font-size="10pt" officeooo:rsid="000f6917" style:font-name-asian="Consolas1" style:font-size-asian="10pt" style:font-name-complex="Consolas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1.27cm" fo:margin-left="1.905cm" fo:margin-right="1.905cm" fo:background-color="#ffffff" style:writing-mode="lr-tb" style:layout-grid-color="#c0c0c0" style:layout-grid-lines="258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MP2"/>
        <table:table table:name="Tabla22" table:style-name="Tabla22">
          <table:table-column table:style-name="Tabla22.A"/>
          <table:table-row table:style-name="Tabla22.1">
            <table:table-cell table:style-name="Tabla22.A1" office:value-type="string">
              <text:p text:style-name="MP3"><draw:frame draw:style-name="Mfr1" draw:name="image1.png" text:anchor-type="char" svg:x="0cm" svg:y="0.185cm" svg:width="1.124cm" svg:height="1.272cm" draw:z-index="0"><draw:image xlink:href="Pictures/100000000000006900000078647D85B44F0C34F9.png" xlink:type="simple" xlink:show="embed" xlink:actuate="onLoad" loext:mime-type="image/png"/></draw:frame></text:p>
              <text:p text:style-name="MP4">AMPLIACIÓN DE SISTEMAS OPERATIVOS - HOJA DE EJERCICIOS</text:p>
              <text:p text:style-name="MP4">Hoja de Ejercicios 1.1</text:p>
            </table:table-cell>
          </table:table-row>
          <table:table-row table:style-name="Tabla22.2">
            <table:table-cell table:style-name="Tabla22.A2" office:value-type="string">
              <text:p text:style-name="MP5"><text:span text:style-name="MT1">Nombre y Apellidos:</text:span><text:span text:style-name="MT2"> </text:span><text:span text:style-name="MT3">Daniel Ledesma</text:span><text:span text:style-name="MT2"><text:line-break/></text:span><text:span text:style-name="MT1">Nombre y Apellidos:</text:span><text:span text:style-name="MT2"> </text:span><text:span text:style-name="MT3">Badr Guitoune Akdi</text:span></text:p>
              <text:p text:style-name="MP6"/>
              <text:p text:style-name="MP5"><text:span text:style-name="MT1">Grupo:</text:span><text:span text:style-name="MT2"> </text:span><text:span text:style-name="MT3">2</text:span></text:p>
            </table:table-cell>
          </table:table-row>
        </table:table>
        <text:p text:style-name="MP7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9T16:25:09.726234178</dc:date>
    <meta:editing-duration>PT2H49M58S</meta:editing-duration>
    <meta:editing-cycles>5</meta:editing-cycles>
    <meta:generator>LibreOffice/6.0.7.3$Linux_X86_64 LibreOffice_project/00m0$Build-3</meta:generator>
    <meta:document-statistic meta:table-count="22" meta:image-count="1" meta:object-count="1" meta:page-count="17" meta:paragraph-count="568" meta:word-count="3528" meta:character-count="24640" meta:non-whitespace-character-count="17288"/>
  </office:meta>
</office:document-meta>
</file>

<file path=Object 2/content.xml><?xml version="1.0" encoding="utf-8"?>
<math xmlns="http://www.w3.org/1998/Math/MathML" display="block">
  <semantics>
    <mrow>
      <mi mathvariant="italic">se</mi>
      <msup>
        <mi>n</mi>
        <mn>2</mn>
      </msup>
      <mrow>
        <mrow>
          <mo fence="true" stretchy="false">(</mo>
          <mrow>
            <mi>x</mi>
          </mrow>
          <mo fence="true" stretchy="false">)</mo>
        </mrow>
        <mo stretchy="false">+</mo>
        <mi mathvariant="italic">co</mi>
      </mrow>
      <msup>
        <mi>s</mi>
        <mn>2</mn>
      </msup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e {n} ^ {2} (x)+co {s} ^ {2} (x) = 1</annotation>
  </semantics>
</math>
</file>